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07">
      <style:table-cell-properties fo:border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[X]&quot;;&quot;[ ]&quot;)" table:allow-empty-cell="false" table:display-list="unsorted" table:base-cell-address="Tabelle1.B8">
          <table:error-message table:message-type="stop" table:display="true"/>
        </table:content-validation>
      </table:content-validations>
      <table:table table:name="Tabelle1" table:style-name="ta1">
        <table:shapes>
          <draw:frame draw:z-index="0" draw:style-name="gr1" draw:text-style-name="P1" svg:width="25.326cm" svg:height="16.495cm" svg:x="24.666cm" svg:y="7.757cm">
            <draw:object draw:notify-on-update-of-ranges="Tabelle1.B34:Tabelle1.B34 Tabelle1.B35:Tabelle1.B94 Tabelle1.C34:Tabelle1.C34 Tabelle1.C35:Tabelle1.C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331cm" svg:height="7.736cm" svg:x="24.649cm" svg:y="24.644cm">
            <draw:object draw:notify-on-update-of-ranges="Tabelle1.C34:Tabelle1.C34 Tabelle1.C35:Tabelle1.C94 Tabelle1.G34:Tabelle1.G34 Tabelle1.G35:Tabelle1.G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ingebettetes Objekt (OLE) 1" draw:style-name="gr2" draw:text-style-name="P1" svg:width="4.293cm" svg:height="0.789cm" svg:x="0cm" svg:y="9.64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default-cell-style-name="ce10"/>
        <table:table-row table:style-name="ro1">
          <table:table-cell table:style-name="ce1" office:value-type="string" calcext:value-type="string">
            <text:p>LDR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GL5516</text:p>
          </table:table-cell>
          <table:table-cell table:style-name="ce11" office:value-type="string" calcext:value-type="string">
            <text:p>GL5528</text:p>
          </table:table-cell>
          <table:table-cell table:style-name="ce11" office:value-type="string" calcext:value-type="string">
            <text:p>GL5537-1</text:p>
          </table:table-cell>
          <table:table-cell table:style-name="ce11" office:value-type="string" calcext:value-type="string">
            <text:p>GL5537-2</text:p>
          </table:table-cell>
          <table:table-cell table:style-name="ce11" office:value-type="string" calcext:value-type="string">
            <text:p>GL5539</text:p>
          </table:table-cell>
          <table:table-cell table:style-name="ce11" office:value-type="string" calcext:value-type="string">
            <text:p>GL5549</text:p>
          </table:table-cell>
        </table:table-row>
        <table:table-row table:style-name="ro2">
          <table:table-cell table:style-name="ce2" office:value-type="string" calcext:value-type="string">
            <text:p>Gamma value (100-10 Lux)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table:style-name="ce11" office:value-type="float" office:value="0.6" calcext:value-type="float">
            <text:p>0,6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0.9" calcext:value-type="float">
            <text:p>0,9</text:p>
          </table:table-cell>
        </table:table-row>
        <table:table-row table:style-name="ro2">
          <table:table-cell table:style-name="ce2" office:value-type="string" calcext:value-type="string">
            <text:p>Min. resistance at 10 Lux [Ohm]</text:p>
          </table:table-cell>
          <table:table-cell table:style-name="ce3" office:value-type="float" office:value="5000" calcext:value-type="float">
            <text:p>500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11" office:value-type="float" office:value="100000" calcext:value-type="float">
            <text:p>100000</text:p>
          </table:table-cell>
        </table:table-row>
        <table:table-row table:style-name="ro2">
          <table:table-cell table:style-name="ce7" office:value-type="string" calcext:value-type="string">
            <text:p>Max. resistance at 10 Lux [Ohm]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20000" calcext:value-type="float">
            <text:p>20000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200000" calcext:value-type="float">
            <text:p>200000</text:p>
          </table:table-cell>
        </table:table-row>
        <table:table-row table:style-name="ro2">
          <table:table-cell table:style-name="ce7" office:value-type="string" calcext:value-type="string">
            <text:p>Avg. resistance at 10 Lux [Ohm]</text:p>
          </table:table-cell>
          <table:table-cell table:style-name="ce11" table:formula="of:=[.B5]+([.B6]-[.B5])/2" office:value-type="float" office:value="7500" calcext:value-type="float">
            <text:p>7500</text:p>
          </table:table-cell>
          <table:table-cell table:style-name="ce11" table:formula="of:=[.C5]+([.C6]-[.C5])/2" office:value-type="float" office:value="15000" calcext:value-type="float">
            <text:p>15000</text:p>
          </table:table-cell>
          <table:table-cell table:style-name="ce11" table:formula="of:=[.D5]+([.D6]-[.D5])/2" office:value-type="float" office:value="25000" calcext:value-type="float">
            <text:p>25000</text:p>
          </table:table-cell>
          <table:table-cell table:style-name="ce11" table:formula="of:=[.E5]+([.E6]-[.E5])/2" office:value-type="float" office:value="40000" calcext:value-type="float">
            <text:p>40000</text:p>
          </table:table-cell>
          <table:table-cell table:style-name="ce11" table:formula="of:=[.F5]+([.F6]-[.F5])/2" office:value-type="float" office:value="75000" calcext:value-type="float">
            <text:p>75000</text:p>
          </table:table-cell>
          <table:table-cell table:style-name="ce11" table:formula="of:=[.G5]+([.G6]-[.G5])/2" office:value-type="float" office:value="150000" calcext:value-type="float">
            <text:p>150000</text:p>
          </table:table-cell>
        </table:table-row>
        <table:table-row table:style-name="ro2">
          <table:table-cell table:style-name="ce7" office:value-type="string" calcext:value-type="string">
            <text:p>Select:</text:p>
          </table:table-cell>
          <table:table-cell table:style-name="ce11" table:content-validation-name="val1" office:value-type="string" calcext:value-type="string">
            <text:p>[ ]</text:p>
          </table:table-cell>
          <table:table-cell table:style-name="ce11" table:content-validation-name="val1" office:value-type="string" calcext:value-type="string">
            <text:p>[X]</text:p>
          </table:table-cell>
          <table:table-cell table:number-columns-repeated="4" table:style-name="ce11" table:content-validation-name="val1" office:value-type="string" calcext:value-type="string">
            <text:p>[ ]</text:p>
          </table:table-cell>
        </table:table-row>
        <table:table-row table:style-name="ro2" table:number-rows-repeated="3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3" table:formula="of:=IF(&quot;[X]&quot;=[.$B$8];[.B3];IF(&quot;[X]&quot;=[.$C$8];[.C3];IF(&quot;[X]&quot;=[.$D$8];[.D3];IF(&quot;[X]&quot;=[.$E$8];[.E3];IF(&quot;[X]&quot;=[.$F$8];[.F3];IF(&quot;[X]&quot;=[.$G$8];[.G3];&quot;select one&quot;))))))" office:value-type="string" office:string-value="GL5528" calcext:value-type="string">
            <text:p>GL5528</text:p>
          </table:table-cell>
          <table:table-cell table:style-name="ce13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Gamma value (100-10 Lux)</text:p>
          </table:table-cell>
          <table:table-cell table:style-name="ce3" table:formula="of:=IF(&quot;[X]&quot;=[.$B$8];[.B4];IF(&quot;[X]&quot;=[.$C$8];[.C4];IF(&quot;[X]&quot;=[.$D$8];[.D4];IF(&quot;[X]&quot;=[.$E$8];[.E4];IF(&quot;[X]&quot;=[.$F$8];[.F4];IF(&quot;[X]&quot;=[.$G$8];[.G4];0))))))" office:value-type="float" office:value="0.6" calcext:value-type="float">
            <text:p>0,6</text:p>
          </table:table-cell>
          <table:table-cell table:style-name="ce13"/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Avg. resistance at 10 Lux [Ohm]</text:p>
          </table:table-cell>
          <table:table-cell table:style-name="ce3" table:formula="of:=IF(&quot;[X]&quot;=[.$B$8];[.B7];IF(&quot;[X]&quot;=[.$C$8];[.C7];IF(&quot;[X]&quot;=[.$D$8];[.D7];IF(&quot;[X]&quot;=[.$E$8];[.E7];IF(&quot;[X]&quot;=[.$F$8];[.F7];IF(&quot;[X]&quot;=[.$G$8];[.G7];0))))))" office:value-type="float" office:value="15000" calcext:value-type="float">
            <text:p>15000</text:p>
          </table:table-cell>
          <table:table-cell table:style-name="ce13"/>
          <table:table-cell table:style-name="Default" table:number-columns-repeated="4"/>
        </table:table-row>
        <table:table-row table:style-name="ro2" table:number-rows-repeated="3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3" table:formula="of:=-[.B13]" office:value-type="float" office:value="-0.6" calcext:value-type="float">
            <text:p>-0,6</text:p>
          </table:table-cell>
          <table:table-cell table:style-name="ce13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3" table:formula="of:=LOG10([.B14]/POWER(10;[.B18]))" office:value-type="float" office:value="4.77609125905568" calcext:value-type="float">
            <text:p>4,77609125905568</text:p>
          </table:table-cell>
          <table:table-cell table:style-name="ce13"/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7"/>
        </table:table-row>
        <table:table-row table:style-name="ro3">
          <table:table-cell table:style-name="Default" table:number-columns-repeated="7"/>
        </table:table-row>
        <table:table-row table:style-name="ro2">
          <table:table-cell table:style-name="ce7" office:value-type="string" calcext:value-type="string">
            <text:p>Multiplicator:</text:p>
          </table:table-cell>
          <table:table-cell table:style-name="ce12" table:formula="of:=POWER(10;([.B19]/[.B13]))" office:value-type="float" office:value="91233029.933601" calcext:value-type="float">
            <text:p>91233029,9336</text:p>
          </table:table-cell>
          <table:table-cell table:style-name="Default" table:number-columns-repeated="5"/>
        </table:table-row>
        <table:table-row table:style-name="ro2">
          <table:table-cell table:style-name="ce7" office:value-type="string" calcext:value-type="string">
            <text:p>Exponent:</text:p>
          </table:table-cell>
          <table:table-cell table:style-name="ce12" table:formula="of:=-1/[.B13]" office:value-type="float" office:value="-1.66666666666667" calcext:value-type="float">
            <text:p>-1,6667</text:p>
          </table:table-cell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ce8" office:value-type="string" calcext:value-type="string">
            <text:p>Verify: 15 kOhm =&gt; 10 Lux</text:p>
          </table:table-cell>
          <table:table-cell table:style-name="Default" table:formula="of:=[.B23]*POWER([.B14];[.B24])" office:value-type="float" office:value="10" calcext:value-type="float">
            <text:p>10</text:p>
          </table:table-cell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Vcc [mV]</text:p>
          </table:table-cell>
          <table:table-cell table:style-name="ce3" office:value-type="float" office:value="3300" calcext:value-type="float">
            <text:p>3300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R [Ohm]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ADC resolution</text:p>
          </table:table-cell>
          <table:table-cell table:style-name="ce3" office:value-type="float" office:value="4096" calcext:value-type="float">
            <text:p>4096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Exponent</text:p>
          </table:table-cell>
          <table:table-cell table:style-name="ce2" office:value-type="string" calcext:value-type="string">
            <text:p>R_LDR [Ohm]</text:p>
          </table:table-cell>
          <table:table-cell table:style-name="ce2" office:value-type="string" calcext:value-type="string">
            <text:p>I [Lux]</text:p>
          </table:table-cell>
          <table:table-cell table:style-name="ce2" office:value-type="string" calcext:value-type="string">
            <text:p>I [mA]</text:p>
          </table:table-cell>
          <table:table-cell table:style-name="ce2" office:value-type="string" calcext:value-type="string">
            <text:p>V_ADC [mV]</text:p>
          </table:table-cell>
          <table:table-cell table:style-name="ce2" office:value-type="string" calcext:value-type="string">
            <text:p>ADC [digits]</text:p>
          </table:table-cell>
          <table:table-cell table:style-name="ce2" office:value-type="string" calcext:value-type="string">
            <text:p>Normalized light</text:p>
          </table:table-cell>
        </table:table-row>
        <table:table-row table:style-name="ro2">
          <table:table-cell table:style-name="ce3" office:value-type="float" office:value="0.1" calcext:value-type="float">
            <text:p>0,1</text:p>
          </table:table-cell>
          <table:table-cell table:style-name="ce3" table:formula="of:=POWER(10;[.A35])" office:value-type="float" office:value="1.25892541179417" calcext:value-type="float">
            <text:p>1,25892541179417</text:p>
          </table:table-cell>
          <table:table-cell table:style-name="ce3" table:formula="of:=ROUND(POWER([.B35]/POWER(10;[.$B$19]);1/[.$B$18]);3)" office:value-type="float" office:value="62156339.73" calcext:value-type="float">
            <text:p>62156339,73</text:p>
          </table:table-cell>
          <table:table-cell table:style-name="ce3" table:formula="of:=ROUND([.$B$30]/([.$B$31]+[.B35]);3)" office:value-type="float" office:value="3.296" calcext:value-type="float">
            <text:p>3,296</text:p>
          </table:table-cell>
          <table:table-cell table:style-name="ce3" table:formula="of:=[.$B$31]*[.D35]" office:value-type="float" office:value="3296" calcext:value-type="float">
            <text:p>3296</text:p>
          </table:table-cell>
          <table:table-cell table:style-name="ce3" table:formula="of:=INT([.E35]*([.$B$32]-1)/[.$B$30])" office:value-type="float" office:value="4090" calcext:value-type="float">
            <text:p>4090</text:p>
          </table:table-cell>
          <table:table-cell table:style-name="ce3" table:formula="of:=LOG10([.C35])/5" office:value-type="float" office:value="1.55869708635205" calcext:value-type="float">
            <text:p>1,55869708635205</text:p>
          </table:table-cell>
        </table:table-row>
        <table:table-row table:style-name="ro2">
          <table:table-cell table:style-name="ce3" office:value-type="float" office:value="0.2" calcext:value-type="float">
            <text:p>0,2</text:p>
          </table:table-cell>
          <table:table-cell table:style-name="ce3" table:formula="of:=POWER(10;[.A36])" office:value-type="float" office:value="1.58489319246111" calcext:value-type="float">
            <text:p>1,58489319246111</text:p>
          </table:table-cell>
          <table:table-cell table:style-name="ce3" table:formula="of:=ROUND(POWER([.B36]/POWER(10;[.$B$19]);1/[.$B$18]);3)" office:value-type="float" office:value="42346621.3" calcext:value-type="float">
            <text:p>42346621,3</text:p>
          </table:table-cell>
          <table:table-cell table:style-name="ce3" table:formula="of:=ROUND([.$B$30]/([.$B$31]+[.B36]);3)" office:value-type="float" office:value="3.295" calcext:value-type="float">
            <text:p>3,295</text:p>
          </table:table-cell>
          <table:table-cell table:style-name="ce3" table:formula="of:=[.$B$31]*[.D36]" office:value-type="float" office:value="3295" calcext:value-type="float">
            <text:p>3295</text:p>
          </table:table-cell>
          <table:table-cell table:style-name="ce3" table:formula="of:=INT([.E36]*([.$B$32]-1)/[.$B$30])" office:value-type="float" office:value="4088" calcext:value-type="float">
            <text:p>4088</text:p>
          </table:table-cell>
          <table:table-cell table:style-name="ce3" table:formula="of:=LOG10([.C36])/5" office:value-type="float" office:value="1.52536375301929" calcext:value-type="float">
            <text:p>1,52536375301929</text:p>
          </table:table-cell>
        </table:table-row>
        <table:table-row table:style-name="ro2">
          <table:table-cell table:style-name="ce3" office:value-type="float" office:value="0.3" calcext:value-type="float">
            <text:p>0,3</text:p>
          </table:table-cell>
          <table:table-cell table:style-name="ce3" table:formula="of:=POWER(10;[.A37])" office:value-type="float" office:value="1.99526231496888" calcext:value-type="float">
            <text:p>1,99526231496888</text:p>
          </table:table-cell>
          <table:table-cell table:style-name="ce3" table:formula="of:=ROUND(POWER([.B37]/POWER(10;[.$B$19]);1/[.$B$18]);3)" office:value-type="float" office:value="28850417.243" calcext:value-type="float">
            <text:p>28850417,243</text:p>
          </table:table-cell>
          <table:table-cell table:style-name="ce3" table:formula="of:=ROUND([.$B$30]/([.$B$31]+[.B37]);3)" office:value-type="float" office:value="3.293" calcext:value-type="float">
            <text:p>3,293</text:p>
          </table:table-cell>
          <table:table-cell table:style-name="ce3" table:formula="of:=[.$B$31]*[.D37]" office:value-type="float" office:value="3293" calcext:value-type="float">
            <text:p>3293</text:p>
          </table:table-cell>
          <table:table-cell table:style-name="ce3" table:formula="of:=INT([.E37]*([.$B$32]-1)/[.$B$30])" office:value-type="float" office:value="4086" calcext:value-type="float">
            <text:p>4086</text:p>
          </table:table-cell>
          <table:table-cell table:style-name="ce3" table:formula="of:=LOG10([.C37])/5" office:value-type="float" office:value="1.49203041968568" calcext:value-type="float">
            <text:p>1,49203041968568</text:p>
          </table:table-cell>
        </table:table-row>
        <table:table-row table:style-name="ro2">
          <table:table-cell table:style-name="ce3" office:value-type="float" office:value="0.4" calcext:value-type="float">
            <text:p>0,4</text:p>
          </table:table-cell>
          <table:table-cell table:style-name="ce3" table:formula="of:=POWER(10;[.A38])" office:value-type="float" office:value="2.51188643150958" calcext:value-type="float">
            <text:p>2,51188643150958</text:p>
          </table:table-cell>
          <table:table-cell table:style-name="ce3" table:formula="of:=ROUND(POWER([.B38]/POWER(10;[.$B$19]);1/[.$B$18]);3)" office:value-type="float" office:value="19655560.457" calcext:value-type="float">
            <text:p>19655560,457</text:p>
          </table:table-cell>
          <table:table-cell table:style-name="ce3" table:formula="of:=ROUND([.$B$30]/([.$B$31]+[.B38]);3)" office:value-type="float" office:value="3.292" calcext:value-type="float">
            <text:p>3,292</text:p>
          </table:table-cell>
          <table:table-cell table:style-name="ce3" table:formula="of:=[.$B$31]*[.D38]" office:value-type="float" office:value="3292" calcext:value-type="float">
            <text:p>3292</text:p>
          </table:table-cell>
          <table:table-cell table:style-name="ce3" table:formula="of:=INT([.E38]*([.$B$32]-1)/[.$B$30])" office:value-type="float" office:value="4085" calcext:value-type="float">
            <text:p>4085</text:p>
          </table:table-cell>
          <table:table-cell table:style-name="ce3" table:formula="of:=LOG10([.C38])/5" office:value-type="float" office:value="1.45869708635381" calcext:value-type="float">
            <text:p>1,45869708635381</text:p>
          </table:table-cell>
        </table:table-row>
        <table:table-row table:style-name="ro2">
          <table:table-cell table:style-name="ce3" office:value-type="float" office:value="0.5" calcext:value-type="float">
            <text:p>0,5</text:p>
          </table:table-cell>
          <table:table-cell table:style-name="ce3" table:formula="of:=POWER(10;[.A39])" office:value-type="float" office:value="3.16227766016838" calcext:value-type="float">
            <text:p>3,16227766016838</text:p>
          </table:table-cell>
          <table:table-cell table:style-name="ce3" table:formula="of:=ROUND(POWER([.B39]/POWER(10;[.$B$19]);1/[.$B$18]);3)" office:value-type="float" office:value="13391177.452" calcext:value-type="float">
            <text:p>13391177,452</text:p>
          </table:table-cell>
          <table:table-cell table:style-name="ce3" table:formula="of:=ROUND([.$B$30]/([.$B$31]+[.B39]);3)" office:value-type="float" office:value="3.29" calcext:value-type="float">
            <text:p>3,29</text:p>
          </table:table-cell>
          <table:table-cell table:style-name="ce3" table:formula="of:=[.$B$31]*[.D39]" office:value-type="float" office:value="3290" calcext:value-type="float">
            <text:p>3290</text:p>
          </table:table-cell>
          <table:table-cell table:style-name="ce3" table:formula="of:=INT([.E39]*([.$B$32]-1)/[.$B$30])" office:value-type="float" office:value="4082" calcext:value-type="float">
            <text:p>4082</text:p>
          </table:table-cell>
          <table:table-cell table:style-name="ce3" table:formula="of:=LOG10([.C39])/5" office:value-type="float" office:value="1.4253637530189" calcext:value-type="float">
            <text:p>1,4253637530189</text:p>
          </table:table-cell>
        </table:table-row>
        <table:table-row table:style-name="ro2">
          <table:table-cell table:style-name="ce3" office:value-type="float" office:value="0.6" calcext:value-type="float">
            <text:p>0,6</text:p>
          </table:table-cell>
          <table:table-cell table:style-name="ce3" table:formula="of:=POWER(10;[.A40])" office:value-type="float" office:value="3.98107170553497" calcext:value-type="float">
            <text:p>3,98107170553497</text:p>
          </table:table-cell>
          <table:table-cell table:style-name="ce3" table:formula="of:=ROUND(POWER([.B40]/POWER(10;[.$B$19]);1/[.$B$18]);3)" office:value-type="float" office:value="9123302.993" calcext:value-type="float">
            <text:p>9123302,993</text:p>
          </table:table-cell>
          <table:table-cell table:style-name="ce3" table:formula="of:=ROUND([.$B$30]/([.$B$31]+[.B40]);3)" office:value-type="float" office:value="3.287" calcext:value-type="float">
            <text:p>3,287</text:p>
          </table:table-cell>
          <table:table-cell table:style-name="ce3" table:formula="of:=[.$B$31]*[.D40]" office:value-type="float" office:value="3287" calcext:value-type="float">
            <text:p>3287</text:p>
          </table:table-cell>
          <table:table-cell table:style-name="ce3" table:formula="of:=INT([.E40]*([.$B$32]-1)/[.$B$30])" office:value-type="float" office:value="4078" calcext:value-type="float">
            <text:p>4078</text:p>
          </table:table-cell>
          <table:table-cell table:style-name="ce3" table:formula="of:=LOG10([.C40])/5" office:value-type="float" office:value="1.3920304196818" calcext:value-type="float">
            <text:p>1,3920304196818</text:p>
          </table:table-cell>
        </table:table-row>
        <table:table-row table:style-name="ro2">
          <table:table-cell table:style-name="ce3" office:value-type="float" office:value="0.7" calcext:value-type="float">
            <text:p>0,7</text:p>
          </table:table-cell>
          <table:table-cell table:style-name="ce3" table:formula="of:=POWER(10;[.A41])" office:value-type="float" office:value="5.01187233627272" calcext:value-type="float">
            <text:p>5,01187233627272</text:p>
          </table:table-cell>
          <table:table-cell table:style-name="ce3" table:formula="of:=ROUND(POWER([.B41]/POWER(10;[.$B$19]);1/[.$B$18]);3)" office:value-type="float" office:value="6215633.973" calcext:value-type="float">
            <text:p>6215633,973</text:p>
          </table:table-cell>
          <table:table-cell table:style-name="ce3" table:formula="of:=ROUND([.$B$30]/([.$B$31]+[.B41]);3)" office:value-type="float" office:value="3.284" calcext:value-type="float">
            <text:p>3,284</text:p>
          </table:table-cell>
          <table:table-cell table:style-name="ce3" table:formula="of:=[.$B$31]*[.D41]" office:value-type="float" office:value="3284" calcext:value-type="float">
            <text:p>3284</text:p>
          </table:table-cell>
          <table:table-cell table:style-name="ce3" table:formula="of:=INT([.E41]*([.$B$32]-1)/[.$B$30])" office:value-type="float" office:value="4075" calcext:value-type="float">
            <text:p>4075</text:p>
          </table:table-cell>
          <table:table-cell table:style-name="ce3" table:formula="of:=LOG10([.C41])/5" office:value-type="float" office:value="1.35869708635205" calcext:value-type="float">
            <text:p>1,35869708635205</text:p>
          </table:table-cell>
        </table:table-row>
        <table:table-row table:style-name="ro2">
          <table:table-cell table:style-name="ce3" office:value-type="float" office:value="0.8" calcext:value-type="float">
            <text:p>0,8</text:p>
          </table:table-cell>
          <table:table-cell table:style-name="ce3" table:formula="of:=POWER(10;[.A42])" office:value-type="float" office:value="6.30957344480193" calcext:value-type="float">
            <text:p>6,30957344480193</text:p>
          </table:table-cell>
          <table:table-cell table:style-name="ce3" table:formula="of:=ROUND(POWER([.B42]/POWER(10;[.$B$19]);1/[.$B$18]);3)" office:value-type="float" office:value="4234662.13" calcext:value-type="float">
            <text:p>4234662,13</text:p>
          </table:table-cell>
          <table:table-cell table:style-name="ce3" table:formula="of:=ROUND([.$B$30]/([.$B$31]+[.B42]);3)" office:value-type="float" office:value="3.279" calcext:value-type="float">
            <text:p>3,279</text:p>
          </table:table-cell>
          <table:table-cell table:style-name="ce3" table:formula="of:=[.$B$31]*[.D42]" office:value-type="float" office:value="3279" calcext:value-type="float">
            <text:p>3279</text:p>
          </table:table-cell>
          <table:table-cell table:style-name="ce3" table:formula="of:=INT([.E42]*([.$B$32]-1)/[.$B$30])" office:value-type="float" office:value="4068" calcext:value-type="float">
            <text:p>4068</text:p>
          </table:table-cell>
          <table:table-cell table:style-name="ce3" table:formula="of:=LOG10([.C42])/5" office:value-type="float" office:value="1.32536375301929" calcext:value-type="float">
            <text:p>1,32536375301929</text:p>
          </table:table-cell>
        </table:table-row>
        <table:table-row table:style-name="ro2">
          <table:table-cell table:style-name="ce3" office:value-type="float" office:value="0.9" calcext:value-type="float">
            <text:p>0,9</text:p>
          </table:table-cell>
          <table:table-cell table:style-name="ce3" table:formula="of:=POWER(10;[.A43])" office:value-type="float" office:value="7.94328234724282" calcext:value-type="float">
            <text:p>7,94328234724282</text:p>
          </table:table-cell>
          <table:table-cell table:style-name="ce3" table:formula="of:=ROUND(POWER([.B43]/POWER(10;[.$B$19]);1/[.$B$18]);3)" office:value-type="float" office:value="2885041.724" calcext:value-type="float">
            <text:p>2885041,724</text:p>
          </table:table-cell>
          <table:table-cell table:style-name="ce3" table:formula="of:=ROUND([.$B$30]/([.$B$31]+[.B43]);3)" office:value-type="float" office:value="3.274" calcext:value-type="float">
            <text:p>3,274</text:p>
          </table:table-cell>
          <table:table-cell table:style-name="ce3" table:formula="of:=[.$B$31]*[.D43]" office:value-type="float" office:value="3274" calcext:value-type="float">
            <text:p>3274</text:p>
          </table:table-cell>
          <table:table-cell table:style-name="ce3" table:formula="of:=INT([.E43]*([.$B$32]-1)/[.$B$30])" office:value-type="float" office:value="4062" calcext:value-type="float">
            <text:p>4062</text:p>
          </table:table-cell>
          <table:table-cell table:style-name="ce3" table:formula="of:=LOG10([.C43])/5" office:value-type="float" office:value="1.29203041967665" calcext:value-type="float">
            <text:p>1,29203041967665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formula="of:=POWER(10;[.A44])" office:value-type="float" office:value="10" calcext:value-type="float">
            <text:p>10</text:p>
          </table:table-cell>
          <table:table-cell table:style-name="ce3" table:formula="of:=ROUND(POWER([.B44]/POWER(10;[.$B$19]);1/[.$B$18]);3)" office:value-type="float" office:value="1965556.046" calcext:value-type="float">
            <text:p>1965556,046</text:p>
          </table:table-cell>
          <table:table-cell table:style-name="ce3" table:formula="of:=ROUND([.$B$30]/([.$B$31]+[.B44]);3)" office:value-type="float" office:value="3.267" calcext:value-type="float">
            <text:p>3,267</text:p>
          </table:table-cell>
          <table:table-cell table:style-name="ce3" table:formula="of:=[.$B$31]*[.D44]" office:value-type="float" office:value="3267" calcext:value-type="float">
            <text:p>3267</text:p>
          </table:table-cell>
          <table:table-cell table:style-name="ce3" table:formula="of:=INT([.E44]*([.$B$32]-1)/[.$B$30])" office:value-type="float" office:value="4054" calcext:value-type="float">
            <text:p>4054</text:p>
          </table:table-cell>
          <table:table-cell table:style-name="ce3" table:formula="of:=LOG10([.C44])/5" office:value-type="float" office:value="1.25869708636707" calcext:value-type="float">
            <text:p>1,25869708636707</text:p>
          </table:table-cell>
        </table:table-row>
        <table:table-row table:style-name="ro2">
          <table:table-cell table:style-name="ce3" office:value-type="float" office:value="1.1" calcext:value-type="float">
            <text:p>1,1</text:p>
          </table:table-cell>
          <table:table-cell table:style-name="ce3" table:formula="of:=POWER(10;[.A45])" office:value-type="float" office:value="12.5892541179417" calcext:value-type="float">
            <text:p>12,5892541179417</text:p>
          </table:table-cell>
          <table:table-cell table:style-name="ce3" table:formula="of:=ROUND(POWER([.B45]/POWER(10;[.$B$19]);1/[.$B$18]);3)" office:value-type="float" office:value="1339117.745" calcext:value-type="float">
            <text:p>1339117,745</text:p>
          </table:table-cell>
          <table:table-cell table:style-name="ce3" table:formula="of:=ROUND([.$B$30]/([.$B$31]+[.B45]);3)" office:value-type="float" office:value="3.259" calcext:value-type="float">
            <text:p>3,259</text:p>
          </table:table-cell>
          <table:table-cell table:style-name="ce3" table:formula="of:=[.$B$31]*[.D45]" office:value-type="float" office:value="3259" calcext:value-type="float">
            <text:p>3259</text:p>
          </table:table-cell>
          <table:table-cell table:style-name="ce3" table:formula="of:=INT([.E45]*([.$B$32]-1)/[.$B$30])" office:value-type="float" office:value="4044" calcext:value-type="float">
            <text:p>4044</text:p>
          </table:table-cell>
          <table:table-cell table:style-name="ce3" table:formula="of:=LOG10([.C45])/5" office:value-type="float" office:value="1.22536375300592" calcext:value-type="float">
            <text:p>1,22536375300592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POWER(10;[.A46])" office:value-type="float" office:value="15.8489319246111" calcext:value-type="float">
            <text:p>15,8489319246111</text:p>
          </table:table-cell>
          <table:table-cell table:formula="of:=ROUND(POWER([.B46]/POWER(10;[.$B$19]);1/[.$B$18]);3)" office:value-type="float" office:value="912330.299" calcext:value-type="float">
            <text:p>912330,299</text:p>
          </table:table-cell>
          <table:table-cell table:formula="of:=ROUND([.$B$30]/([.$B$31]+[.B46]);3)" office:value-type="float" office:value="3.249" calcext:value-type="float">
            <text:p>3,249</text:p>
          </table:table-cell>
          <table:table-cell table:formula="of:=[.$B$31]*[.D46]" office:value-type="float" office:value="3249" calcext:value-type="float">
            <text:p>3249</text:p>
          </table:table-cell>
          <table:table-cell table:formula="of:=INT([.E46]*([.$B$32]-1)/[.$B$30])" office:value-type="float" office:value="4031" calcext:value-type="float">
            <text:p>4031</text:p>
          </table:table-cell>
          <table:table-cell table:formula="of:=LOG10([.C46])/5" office:value-type="float" office:value="1.19203041965324" calcext:value-type="float">
            <text:p>1,19203041965324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POWER(10;[.A47])" office:value-type="float" office:value="19.9526231496888" calcext:value-type="float">
            <text:p>19,9526231496888</text:p>
          </table:table-cell>
          <table:table-cell table:formula="of:=ROUND(POWER([.B47]/POWER(10;[.$B$19]);1/[.$B$18]);3)" office:value-type="float" office:value="621563.397" calcext:value-type="float">
            <text:p>621563,397</text:p>
          </table:table-cell>
          <table:table-cell table:formula="of:=ROUND([.$B$30]/([.$B$31]+[.B47]);3)" office:value-type="float" office:value="3.235" calcext:value-type="float">
            <text:p>3,235</text:p>
          </table:table-cell>
          <table:table-cell table:formula="of:=[.$B$31]*[.D47]" office:value-type="float" office:value="3235" calcext:value-type="float">
            <text:p>3235</text:p>
          </table:table-cell>
          <table:table-cell table:formula="of:=INT([.E47]*([.$B$32]-1)/[.$B$30])" office:value-type="float" office:value="4014" calcext:value-type="float">
            <text:p>4014</text:p>
          </table:table-cell>
          <table:table-cell table:formula="of:=LOG10([.C47])/5" office:value-type="float" office:value="1.15869708631013" calcext:value-type="float">
            <text:p>1,15869708631013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POWER(10;[.A48])" office:value-type="float" office:value="25.1188643150958" calcext:value-type="float">
            <text:p>25,1188643150958</text:p>
          </table:table-cell>
          <table:table-cell table:formula="of:=ROUND(POWER([.B48]/POWER(10;[.$B$19]);1/[.$B$18]);3)" office:value-type="float" office:value="423466.213" calcext:value-type="float">
            <text:p>423466,213</text:p>
          </table:table-cell>
          <table:table-cell table:formula="of:=ROUND([.$B$30]/([.$B$31]+[.B48]);3)" office:value-type="float" office:value="3.219" calcext:value-type="float">
            <text:p>3,219</text:p>
          </table:table-cell>
          <table:table-cell table:formula="of:=[.$B$31]*[.D48]" office:value-type="float" office:value="3219" calcext:value-type="float">
            <text:p>3219</text:p>
          </table:table-cell>
          <table:table-cell table:formula="of:=INT([.E48]*([.$B$32]-1)/[.$B$30])" office:value-type="float" office:value="3994" calcext:value-type="float">
            <text:p>3994</text:p>
          </table:table-cell>
          <table:table-cell table:formula="of:=LOG10([.C48])/5" office:value-type="float" office:value="1.12536375301929" calcext:value-type="float">
            <text:p>1,12536375301929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POWER(10;[.A49])" office:value-type="float" office:value="31.6227766016838" calcext:value-type="float">
            <text:p>31,6227766016838</text:p>
          </table:table-cell>
          <table:table-cell table:formula="of:=ROUND(POWER([.B49]/POWER(10;[.$B$19]);1/[.$B$18]);3)" office:value-type="float" office:value="288504.172" calcext:value-type="float">
            <text:p>288504,172</text:p>
          </table:table-cell>
          <table:table-cell table:formula="of:=ROUND([.$B$30]/([.$B$31]+[.B49]);3)" office:value-type="float" office:value="3.199" calcext:value-type="float">
            <text:p>3,199</text:p>
          </table:table-cell>
          <table:table-cell table:formula="of:=[.$B$31]*[.D49]" office:value-type="float" office:value="3199" calcext:value-type="float">
            <text:p>3199</text:p>
          </table:table-cell>
          <table:table-cell table:formula="of:=INT([.E49]*([.$B$32]-1)/[.$B$30])" office:value-type="float" office:value="3969" calcext:value-type="float">
            <text:p>3969</text:p>
          </table:table-cell>
          <table:table-cell table:formula="of:=LOG10([.C49])/5" office:value-type="float" office:value="1.09203041955622" calcext:value-type="float">
            <text:p>1,09203041955622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POWER(10;[.A50])" office:value-type="float" office:value="39.8107170553497" calcext:value-type="float">
            <text:p>39,8107170553497</text:p>
          </table:table-cell>
          <table:table-cell table:formula="of:=ROUND(POWER([.B50]/POWER(10;[.$B$19]);1/[.$B$18]);3)" office:value-type="float" office:value="196555.605" calcext:value-type="float">
            <text:p>196555,605</text:p>
          </table:table-cell>
          <table:table-cell table:formula="of:=ROUND([.$B$30]/([.$B$31]+[.B50]);3)" office:value-type="float" office:value="3.174" calcext:value-type="float">
            <text:p>3,174</text:p>
          </table:table-cell>
          <table:table-cell table:formula="of:=[.$B$31]*[.D50]" office:value-type="float" office:value="3174" calcext:value-type="float">
            <text:p>3174</text:p>
          </table:table-cell>
          <table:table-cell table:formula="of:=INT([.E50]*([.$B$32]-1)/[.$B$30])" office:value-type="float" office:value="3938" calcext:value-type="float">
            <text:p>3938</text:p>
          </table:table-cell>
          <table:table-cell table:formula="of:=LOG10([.C50])/5" office:value-type="float" office:value="1.05869708654383" calcext:value-type="float">
            <text:p>1,05869708654383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POWER(10;[.A51])" office:value-type="float" office:value="50.1187233627272" calcext:value-type="float">
            <text:p>50,1187233627272</text:p>
          </table:table-cell>
          <table:table-cell table:formula="of:=ROUND(POWER([.B51]/POWER(10;[.$B$19]);1/[.$B$18]);3)" office:value-type="float" office:value="133911.775" calcext:value-type="float">
            <text:p>133911,775</text:p>
          </table:table-cell>
          <table:table-cell table:formula="of:=ROUND([.$B$30]/([.$B$31]+[.B51]);3)" office:value-type="float" office:value="3.143" calcext:value-type="float">
            <text:p>3,143</text:p>
          </table:table-cell>
          <table:table-cell table:formula="of:=[.$B$31]*[.D51]" office:value-type="float" office:value="3143" calcext:value-type="float">
            <text:p>3143</text:p>
          </table:table-cell>
          <table:table-cell table:formula="of:=INT([.E51]*([.$B$32]-1)/[.$B$30])" office:value-type="float" office:value="3900" calcext:value-type="float">
            <text:p>3900</text:p>
          </table:table-cell>
          <table:table-cell table:formula="of:=LOG10([.C51])/5" office:value-type="float" office:value="1.02536375333024" calcext:value-type="float">
            <text:p>1,02536375333024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POWER(10;[.A52])" office:value-type="float" office:value="63.0957344480193" calcext:value-type="float">
            <text:p>63,0957344480193</text:p>
          </table:table-cell>
          <table:table-cell table:formula="of:=ROUND(POWER([.B52]/POWER(10;[.$B$19]);1/[.$B$18]);3)" office:value-type="float" office:value="91233.03" calcext:value-type="float">
            <text:p>91233,03</text:p>
          </table:table-cell>
          <table:table-cell table:formula="of:=ROUND([.$B$30]/([.$B$31]+[.B52]);3)" office:value-type="float" office:value="3.104" calcext:value-type="float">
            <text:p>3,104</text:p>
          </table:table-cell>
          <table:table-cell table:formula="of:=[.$B$31]*[.D52]" office:value-type="float" office:value="3104" calcext:value-type="float">
            <text:p>3104</text:p>
          </table:table-cell>
          <table:table-cell table:formula="of:=INT([.E52]*([.$B$32]-1)/[.$B$30])" office:value-type="float" office:value="3851" calcext:value-type="float">
            <text:p>3851</text:p>
          </table:table-cell>
          <table:table-cell table:formula="of:=LOG10([.C52])/5" office:value-type="float" office:value="0.992030419748443" calcext:value-type="float">
            <text:p>0,992030419748443</text:p>
          </table:table-cell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POWER(10;[.A53])" office:value-type="float" office:value="79.4328234724281" calcext:value-type="float">
            <text:p>79,4328234724281</text:p>
          </table:table-cell>
          <table:table-cell table:formula="of:=ROUND(POWER([.B53]/POWER(10;[.$B$19]);1/[.$B$18]);3)" office:value-type="float" office:value="62156.34" calcext:value-type="float">
            <text:p>62156,34</text:p>
          </table:table-cell>
          <table:table-cell table:formula="of:=ROUND([.$B$30]/([.$B$31]+[.B53]);3)" office:value-type="float" office:value="3.057" calcext:value-type="float">
            <text:p>3,057</text:p>
          </table:table-cell>
          <table:table-cell table:formula="of:=[.$B$31]*[.D53]" office:value-type="float" office:value="3057" calcext:value-type="float">
            <text:p>3057</text:p>
          </table:table-cell>
          <table:table-cell table:formula="of:=INT([.E53]*([.$B$32]-1)/[.$B$30])" office:value-type="float" office:value="3793" calcext:value-type="float">
            <text:p>3793</text:p>
          </table:table-cell>
          <table:table-cell table:formula="of:=LOG10([.C53])/5" office:value-type="float" office:value="0.958697086729353" calcext:value-type="float">
            <text:p>0,9586970867293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POWER(10;[.A54])" office:value-type="float" office:value="100" calcext:value-type="float">
            <text:p>100</text:p>
          </table:table-cell>
          <table:table-cell table:formula="of:=ROUND(POWER([.B54]/POWER(10;[.$B$19]);1/[.$B$18]);3)" office:value-type="float" office:value="42346.621" calcext:value-type="float">
            <text:p>42346,621</text:p>
          </table:table-cell>
          <table:table-cell table:formula="of:=ROUND([.$B$30]/([.$B$31]+[.B54]);3)" office:value-type="float" office:value="3" calcext:value-type="float">
            <text:p>3</text:p>
          </table:table-cell>
          <table:table-cell table:formula="of:=[.$B$31]*[.D54]" office:value-type="float" office:value="3000" calcext:value-type="float">
            <text:p>3000</text:p>
          </table:table-cell>
          <table:table-cell table:formula="of:=INT([.E54]*([.$B$32]-1)/[.$B$30])" office:value-type="float" office:value="3722" calcext:value-type="float">
            <text:p>3722</text:p>
          </table:table-cell>
          <table:table-cell table:formula="of:=LOG10([.C54])/5" office:value-type="float" office:value="0.925363752403944" calcext:value-type="float">
            <text:p>0,925363752403944</text:p>
          </table:table-cell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POWER(10;[.A55])" office:value-type="float" office:value="125.892541179417" calcext:value-type="float">
            <text:p>125,892541179417</text:p>
          </table:table-cell>
          <table:table-cell table:formula="of:=ROUND(POWER([.B55]/POWER(10;[.$B$19]);1/[.$B$18]);3)" office:value-type="float" office:value="28850.417" calcext:value-type="float">
            <text:p>28850,417</text:p>
          </table:table-cell>
          <table:table-cell table:formula="of:=ROUND([.$B$30]/([.$B$31]+[.B55]);3)" office:value-type="float" office:value="2.931" calcext:value-type="float">
            <text:p>2,931</text:p>
          </table:table-cell>
          <table:table-cell table:formula="of:=[.$B$31]*[.D55]" office:value-type="float" office:value="2931" calcext:value-type="float">
            <text:p>2931</text:p>
          </table:table-cell>
          <table:table-cell table:formula="of:=INT([.E55]*([.$B$32]-1)/[.$B$30])" office:value-type="float" office:value="3637" calcext:value-type="float">
            <text:p>3637</text:p>
          </table:table-cell>
          <table:table-cell table:formula="of:=LOG10([.C55])/5" office:value-type="float" office:value="0.892030418954088" calcext:value-type="float">
            <text:p>0,892030418954088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POWER(10;[.A56])" office:value-type="float" office:value="158.489319246111" calcext:value-type="float">
            <text:p>158,489319246111</text:p>
          </table:table-cell>
          <table:table-cell table:formula="of:=ROUND(POWER([.B56]/POWER(10;[.$B$19]);1/[.$B$18]);3)" office:value-type="float" office:value="19655.56" calcext:value-type="float">
            <text:p>19655,56</text:p>
          </table:table-cell>
          <table:table-cell table:formula="of:=ROUND([.$B$30]/([.$B$31]+[.B56]);3)" office:value-type="float" office:value="2.849" calcext:value-type="float">
            <text:p>2,849</text:p>
          </table:table-cell>
          <table:table-cell table:formula="of:=[.$B$31]*[.D56]" office:value-type="float" office:value="2849" calcext:value-type="float">
            <text:p>2849</text:p>
          </table:table-cell>
          <table:table-cell table:formula="of:=INT([.E56]*([.$B$32]-1)/[.$B$30])" office:value-type="float" office:value="3535" calcext:value-type="float">
            <text:p>3535</text:p>
          </table:table-cell>
          <table:table-cell table:formula="of:=LOG10([.C56])/5" office:value-type="float" office:value="0.858697084334303" calcext:value-type="float">
            <text:p>0,858697084334303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POWER(10;[.A57])" office:value-type="float" office:value="199.526231496888" calcext:value-type="float">
            <text:p>199,526231496888</text:p>
          </table:table-cell>
          <table:table-cell table:formula="of:=ROUND(POWER([.B57]/POWER(10;[.$B$19]);1/[.$B$18]);3)" office:value-type="float" office:value="13391.177" calcext:value-type="float">
            <text:p>13391,177</text:p>
          </table:table-cell>
          <table:table-cell table:formula="of:=ROUND([.$B$30]/([.$B$31]+[.B57]);3)" office:value-type="float" office:value="2.751" calcext:value-type="float">
            <text:p>2,751</text:p>
          </table:table-cell>
          <table:table-cell table:formula="of:=[.$B$31]*[.D57]" office:value-type="float" office:value="2751" calcext:value-type="float">
            <text:p>2751</text:p>
          </table:table-cell>
          <table:table-cell table:formula="of:=INT([.E57]*([.$B$32]-1)/[.$B$30])" office:value-type="float" office:value="3413" calcext:value-type="float">
            <text:p>3413</text:p>
          </table:table-cell>
          <table:table-cell table:formula="of:=LOG10([.C57])/5" office:value-type="float" office:value="0.825363750087099" calcext:value-type="float">
            <text:p>0,825363750087099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POWER(10;[.A58])" office:value-type="float" office:value="251.188643150958" calcext:value-type="float">
            <text:p>251,188643150958</text:p>
          </table:table-cell>
          <table:table-cell table:formula="of:=ROUND(POWER([.B58]/POWER(10;[.$B$19]);1/[.$B$18]);3)" office:value-type="float" office:value="9123.303" calcext:value-type="float">
            <text:p>9123,303</text:p>
          </table:table-cell>
          <table:table-cell table:formula="of:=ROUND([.$B$30]/([.$B$31]+[.B58]);3)" office:value-type="float" office:value="2.637" calcext:value-type="float">
            <text:p>2,637</text:p>
          </table:table-cell>
          <table:table-cell table:formula="of:=[.$B$31]*[.D58]" office:value-type="float" office:value="2637" calcext:value-type="float">
            <text:p>2637</text:p>
          </table:table-cell>
          <table:table-cell table:formula="of:=INT([.E58]*([.$B$32]-1)/[.$B$30])" office:value-type="float" office:value="3272" calcext:value-type="float">
            <text:p>3272</text:p>
          </table:table-cell>
          <table:table-cell table:formula="of:=LOG10([.C58])/5" office:value-type="float" office:value="0.792030419748443" calcext:value-type="float">
            <text:p>0,792030419748443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POWER(10;[.A59])" office:value-type="float" office:value="316.227766016838" calcext:value-type="float">
            <text:p>316,227766016838</text:p>
          </table:table-cell>
          <table:table-cell table:formula="of:=ROUND(POWER([.B59]/POWER(10;[.$B$19]);1/[.$B$18]);3)" office:value-type="float" office:value="6215.634" calcext:value-type="float">
            <text:p>6215,634</text:p>
          </table:table-cell>
          <table:table-cell table:formula="of:=ROUND([.$B$30]/([.$B$31]+[.B59]);3)" office:value-type="float" office:value="2.507" calcext:value-type="float">
            <text:p>2,507</text:p>
          </table:table-cell>
          <table:table-cell table:formula="of:=[.$B$31]*[.D59]" office:value-type="float" office:value="2507" calcext:value-type="float">
            <text:p>2507</text:p>
          </table:table-cell>
          <table:table-cell table:formula="of:=INT([.E59]*([.$B$32]-1)/[.$B$30])" office:value-type="float" office:value="3110" calcext:value-type="float">
            <text:p>3110</text:p>
          </table:table-cell>
          <table:table-cell table:formula="of:=LOG10([.C59])/5" office:value-type="float" office:value="0.758697086729353" calcext:value-type="float">
            <text:p>0,758697086729353</text:p>
          </table:table-cell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POWER(10;[.A60])" office:value-type="float" office:value="398.107170553497" calcext:value-type="float">
            <text:p>398,107170553497</text:p>
          </table:table-cell>
          <table:table-cell table:formula="of:=ROUND(POWER([.B60]/POWER(10;[.$B$19]);1/[.$B$18]);3)" office:value-type="float" office:value="4234.662" calcext:value-type="float">
            <text:p>4234,662</text:p>
          </table:table-cell>
          <table:table-cell table:formula="of:=ROUND([.$B$30]/([.$B$31]+[.B60]);3)" office:value-type="float" office:value="2.36" calcext:value-type="float">
            <text:p>2,36</text:p>
          </table:table-cell>
          <table:table-cell table:formula="of:=[.$B$31]*[.D60]" office:value-type="float" office:value="2360" calcext:value-type="float">
            <text:p>2360</text:p>
          </table:table-cell>
          <table:table-cell table:formula="of:=INT([.E60]*([.$B$32]-1)/[.$B$30])" office:value-type="float" office:value="2928" calcext:value-type="float">
            <text:p>2928</text:p>
          </table:table-cell>
          <table:table-cell table:formula="of:=LOG10([.C60])/5" office:value-type="float" office:value="0.725363750352802" calcext:value-type="float">
            <text:p>0,725363750352802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POWER(10;[.A61])" office:value-type="float" office:value="501.187233627272" calcext:value-type="float">
            <text:p>501,187233627272</text:p>
          </table:table-cell>
          <table:table-cell table:formula="of:=ROUND(POWER([.B61]/POWER(10;[.$B$19]);1/[.$B$18]);3)" office:value-type="float" office:value="2885.042" calcext:value-type="float">
            <text:p>2885,042</text:p>
          </table:table-cell>
          <table:table-cell table:formula="of:=ROUND([.$B$30]/([.$B$31]+[.B61]);3)" office:value-type="float" office:value="2.198" calcext:value-type="float">
            <text:p>2,198</text:p>
          </table:table-cell>
          <table:table-cell table:formula="of:=[.$B$31]*[.D61]" office:value-type="float" office:value="2198" calcext:value-type="float">
            <text:p>2198</text:p>
          </table:table-cell>
          <table:table-cell table:formula="of:=INT([.E61]*([.$B$32]-1)/[.$B$30])" office:value-type="float" office:value="2727" calcext:value-type="float">
            <text:p>2727</text:p>
          </table:table-cell>
          <table:table-cell table:formula="of:=LOG10([.C61])/5" office:value-type="float" office:value="0.692030427986078" calcext:value-type="float">
            <text:p>0,692030427986078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POWER(10;[.A62])" office:value-type="float" office:value="630.957344480193" calcext:value-type="float">
            <text:p>630,957344480193</text:p>
          </table:table-cell>
          <table:table-cell table:formula="of:=ROUND(POWER([.B62]/POWER(10;[.$B$19]);1/[.$B$18]);3)" office:value-type="float" office:value="1965.556" calcext:value-type="float">
            <text:p>1965,556</text:p>
          </table:table-cell>
          <table:table-cell table:formula="of:=ROUND([.$B$30]/([.$B$31]+[.B62]);3)" office:value-type="float" office:value="2.023" calcext:value-type="float">
            <text:p>2,023</text:p>
          </table:table-cell>
          <table:table-cell table:formula="of:=[.$B$31]*[.D62]" office:value-type="float" office:value="2023" calcext:value-type="float">
            <text:p>2023</text:p>
          </table:table-cell>
          <table:table-cell table:formula="of:=INT([.E62]*([.$B$32]-1)/[.$B$30])" office:value-type="float" office:value="2510" calcext:value-type="float">
            <text:p>2510</text:p>
          </table:table-cell>
          <table:table-cell table:formula="of:=LOG10([.C62])/5" office:value-type="float" office:value="0.658697084334303" calcext:value-type="float">
            <text:p>0,658697084334303</text:p>
          </table:table-cell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POWER(10;[.A63])" office:value-type="float" office:value="794.328234724281" calcext:value-type="float">
            <text:p>794,328234724281</text:p>
          </table:table-cell>
          <table:table-cell table:formula="of:=ROUND(POWER([.B63]/POWER(10;[.$B$19]);1/[.$B$18]);3)" office:value-type="float" office:value="1339.118" calcext:value-type="float">
            <text:p>1339,118</text:p>
          </table:table-cell>
          <table:table-cell table:formula="of:=ROUND([.$B$30]/([.$B$31]+[.B63]);3)" office:value-type="float" office:value="1.839" calcext:value-type="float">
            <text:p>1,839</text:p>
          </table:table-cell>
          <table:table-cell table:formula="of:=[.$B$31]*[.D63]" office:value-type="float" office:value="1839" calcext:value-type="float">
            <text:p>1839</text:p>
          </table:table-cell>
          <table:table-cell table:formula="of:=INT([.E63]*([.$B$32]-1)/[.$B$30])" office:value-type="float" office:value="2282" calcext:value-type="float">
            <text:p>2282</text:p>
          </table:table-cell>
          <table:table-cell table:formula="of:=LOG10([.C63])/5" office:value-type="float" office:value="0.625363769545931" calcext:value-type="float">
            <text:p>0,6253637695459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POWER(10;[.A64])" office:value-type="float" office:value="1000" calcext:value-type="float">
            <text:p>1000</text:p>
          </table:table-cell>
          <table:table-cell table:formula="of:=ROUND(POWER([.B64]/POWER(10;[.$B$19]);1/[.$B$18]);3)" office:value-type="float" office:value="912.33" calcext:value-type="float">
            <text:p>912,33</text:p>
          </table:table-cell>
          <table:table-cell table:formula="of:=ROUND([.$B$30]/([.$B$31]+[.B64]);3)" office:value-type="float" office:value="1.65" calcext:value-type="float">
            <text:p>1,65</text:p>
          </table:table-cell>
          <table:table-cell table:formula="of:=[.$B$31]*[.D64]" office:value-type="float" office:value="1650" calcext:value-type="float">
            <text:p>1650</text:p>
          </table:table-cell>
          <table:table-cell table:formula="of:=INT([.E64]*([.$B$32]-1)/[.$B$30])" office:value-type="float" office:value="2047" calcext:value-type="float">
            <text:p>2047</text:p>
          </table:table-cell>
          <table:table-cell table:formula="of:=LOG10([.C64])/5" office:value-type="float" office:value="0.592030391186777" calcext:value-type="float">
            <text:p>0,592030391186777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POWER(10;[.A65])" office:value-type="float" office:value="1258.92541179417" calcext:value-type="float">
            <text:p>1258,92541179417</text:p>
          </table:table-cell>
          <table:table-cell table:formula="of:=ROUND(POWER([.B65]/POWER(10;[.$B$19]);1/[.$B$18]);3)" office:value-type="float" office:value="621.563" calcext:value-type="float">
            <text:p>621,563</text:p>
          </table:table-cell>
          <table:table-cell table:formula="of:=ROUND([.$B$30]/([.$B$31]+[.B65]);3)" office:value-type="float" office:value="1.461" calcext:value-type="float">
            <text:p>1,461</text:p>
          </table:table-cell>
          <table:table-cell table:formula="of:=[.$B$31]*[.D65]" office:value-type="float" office:value="1461" calcext:value-type="float">
            <text:p>1461</text:p>
          </table:table-cell>
          <table:table-cell table:formula="of:=INT([.E65]*([.$B$32]-1)/[.$B$30])" office:value-type="float" office:value="1812" calcext:value-type="float">
            <text:p>1812</text:p>
          </table:table-cell>
          <table:table-cell table:formula="of:=LOG10([.C65])/5" office:value-type="float" office:value="0.558697030832288" calcext:value-type="float">
            <text:p>0,558697030832288</text:p>
          </table:table-cell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POWER(10;[.A66])" office:value-type="float" office:value="1584.89319246111" calcext:value-type="float">
            <text:p>1584,89319246111</text:p>
          </table:table-cell>
          <table:table-cell table:formula="of:=ROUND(POWER([.B66]/POWER(10;[.$B$19]);1/[.$B$18]);3)" office:value-type="float" office:value="423.466" calcext:value-type="float">
            <text:p>423,466</text:p>
          </table:table-cell>
          <table:table-cell table:formula="of:=ROUND([.$B$30]/([.$B$31]+[.B66]);3)" office:value-type="float" office:value="1.277" calcext:value-type="float">
            <text:p>1,277</text:p>
          </table:table-cell>
          <table:table-cell table:formula="of:=[.$B$31]*[.D66]" office:value-type="float" office:value="1277" calcext:value-type="float">
            <text:p>1277</text:p>
          </table:table-cell>
          <table:table-cell table:formula="of:=INT([.E66]*([.$B$32]-1)/[.$B$30])" office:value-type="float" office:value="1584" calcext:value-type="float">
            <text:p>1584</text:p>
          </table:table-cell>
          <table:table-cell table:formula="of:=LOG10([.C66])/5" office:value-type="float" office:value="0.525363709329969" calcext:value-type="float">
            <text:p>0,525363709329969</text:p>
          </table:table-cell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POWER(10;[.A67])" office:value-type="float" office:value="1995.26231496888" calcext:value-type="float">
            <text:p>1995,26231496888</text:p>
          </table:table-cell>
          <table:table-cell table:formula="of:=ROUND(POWER([.B67]/POWER(10;[.$B$19]);1/[.$B$18]);3)" office:value-type="float" office:value="288.504" calcext:value-type="float">
            <text:p>288,504</text:p>
          </table:table-cell>
          <table:table-cell table:formula="of:=ROUND([.$B$30]/([.$B$31]+[.B67]);3)" office:value-type="float" office:value="1.102" calcext:value-type="float">
            <text:p>1,102</text:p>
          </table:table-cell>
          <table:table-cell table:formula="of:=[.$B$31]*[.D67]" office:value-type="float" office:value="1102" calcext:value-type="float">
            <text:p>1102</text:p>
          </table:table-cell>
          <table:table-cell table:formula="of:=INT([.E67]*([.$B$32]-1)/[.$B$30])" office:value-type="float" office:value="1367" calcext:value-type="float">
            <text:p>1367</text:p>
          </table:table-cell>
          <table:table-cell table:formula="of:=LOG10([.C67])/5" office:value-type="float" office:value="0.492030367772794" calcext:value-type="float">
            <text:p>0,492030367772794</text:p>
          </table:table-cell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POWER(10;[.A68])" office:value-type="float" office:value="2511.88643150958" calcext:value-type="float">
            <text:p>2511,88643150958</text:p>
          </table:table-cell>
          <table:table-cell table:formula="of:=ROUND(POWER([.B68]/POWER(10;[.$B$19]);1/[.$B$18]);3)" office:value-type="float" office:value="196.556" calcext:value-type="float">
            <text:p>196,556</text:p>
          </table:table-cell>
          <table:table-cell table:formula="of:=ROUND([.$B$30]/([.$B$31]+[.B68]);3)" office:value-type="float" office:value="0.94" calcext:value-type="float">
            <text:p>0,94</text:p>
          </table:table-cell>
          <table:table-cell table:formula="of:=[.$B$31]*[.D68]" office:value-type="float" office:value="940" calcext:value-type="float">
            <text:p>940</text:p>
          </table:table-cell>
          <table:table-cell table:formula="of:=INT([.E68]*([.$B$32]-1)/[.$B$30])" office:value-type="float" office:value="1166" calcext:value-type="float">
            <text:p>1166</text:p>
          </table:table-cell>
          <table:table-cell table:formula="of:=LOG10([.C68])/5" office:value-type="float" office:value="0.458697261096111" calcext:value-type="float">
            <text:p>0,458697261096111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POWER(10;[.A69])" office:value-type="float" office:value="3162.27766016838" calcext:value-type="float">
            <text:p>3162,27766016838</text:p>
          </table:table-cell>
          <table:table-cell table:formula="of:=ROUND(POWER([.B69]/POWER(10;[.$B$19]);1/[.$B$18]);3)" office:value-type="float" office:value="133.912" calcext:value-type="float">
            <text:p>133,912</text:p>
          </table:table-cell>
          <table:table-cell table:formula="of:=ROUND([.$B$30]/([.$B$31]+[.B69]);3)" office:value-type="float" office:value="0.793" calcext:value-type="float">
            <text:p>0,793</text:p>
          </table:table-cell>
          <table:table-cell table:formula="of:=[.$B$31]*[.D69]" office:value-type="float" office:value="793" calcext:value-type="float">
            <text:p>793</text:p>
          </table:table-cell>
          <table:table-cell table:formula="of:=INT([.E69]*([.$B$32]-1)/[.$B$30])" office:value-type="float" office:value="984" calcext:value-type="float">
            <text:p>984</text:p>
          </table:table-cell>
          <table:table-cell table:formula="of:=LOG10([.C69])/5" office:value-type="float" office:value="0.425363899271364" calcext:value-type="float">
            <text:p>0,425363899271364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POWER(10;[.A70])" office:value-type="float" office:value="3981.07170553497" calcext:value-type="float">
            <text:p>3981,07170553497</text:p>
          </table:table-cell>
          <table:table-cell table:formula="of:=ROUND(POWER([.B70]/POWER(10;[.$B$19]);1/[.$B$18]);3)" office:value-type="float" office:value="91.233" calcext:value-type="float">
            <text:p>91,233</text:p>
          </table:table-cell>
          <table:table-cell table:formula="of:=ROUND([.$B$30]/([.$B$31]+[.B70]);3)" office:value-type="float" office:value="0.663" calcext:value-type="float">
            <text:p>0,663</text:p>
          </table:table-cell>
          <table:table-cell table:formula="of:=[.$B$31]*[.D70]" office:value-type="float" office:value="663" calcext:value-type="float">
            <text:p>663</text:p>
          </table:table-cell>
          <table:table-cell table:formula="of:=INT([.E70]*([.$B$32]-1)/[.$B$30])" office:value-type="float" office:value="822" calcext:value-type="float">
            <text:p>822</text:p>
          </table:table-cell>
          <table:table-cell table:formula="of:=LOG10([.C70])/5" office:value-type="float" office:value="0.392030391186777" calcext:value-type="float">
            <text:p>0,392030391186777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POWER(10;[.A71])" office:value-type="float" office:value="5011.87233627273" calcext:value-type="float">
            <text:p>5011,87233627273</text:p>
          </table:table-cell>
          <table:table-cell table:formula="of:=ROUND(POWER([.B71]/POWER(10;[.$B$19]);1/[.$B$18]);3)" office:value-type="float" office:value="62.156" calcext:value-type="float">
            <text:p>62,156</text:p>
          </table:table-cell>
          <table:table-cell table:formula="of:=ROUND([.$B$30]/([.$B$31]+[.B71]);3)" office:value-type="float" office:value="0.549" calcext:value-type="float">
            <text:p>0,549</text:p>
          </table:table-cell>
          <table:table-cell table:formula="of:=[.$B$31]*[.D71]" office:value-type="float" office:value="549" calcext:value-type="float">
            <text:p>549</text:p>
          </table:table-cell>
          <table:table-cell table:formula="of:=INT([.E71]*([.$B$32]-1)/[.$B$30])" office:value-type="float" office:value="681" calcext:value-type="float">
            <text:p>681</text:p>
          </table:table-cell>
          <table:table-cell table:formula="of:=LOG10([.C71])/5" office:value-type="float" office:value="0.358696611603154" calcext:value-type="float">
            <text:p>0,358696611603154</text:p>
          </table:table-cell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POWER(10;[.A72])" office:value-type="float" office:value="6309.57344480193" calcext:value-type="float">
            <text:p>6309,57344480193</text:p>
          </table:table-cell>
          <table:table-cell table:formula="of:=ROUND(POWER([.B72]/POWER(10;[.$B$19]);1/[.$B$18]);3)" office:value-type="float" office:value="42.347" calcext:value-type="float">
            <text:p>42,347</text:p>
          </table:table-cell>
          <table:table-cell table:formula="of:=ROUND([.$B$30]/([.$B$31]+[.B72]);3)" office:value-type="float" office:value="0.451" calcext:value-type="float">
            <text:p>0,451</text:p>
          </table:table-cell>
          <table:table-cell table:formula="of:=[.$B$31]*[.D72]" office:value-type="float" office:value="451" calcext:value-type="float">
            <text:p>451</text:p>
          </table:table-cell>
          <table:table-cell table:formula="of:=INT([.E72]*([.$B$32]-1)/[.$B$30])" office:value-type="float" office:value="559" calcext:value-type="float">
            <text:p>559</text:p>
          </table:table-cell>
          <table:table-cell table:formula="of:=LOG10([.C72])/5" office:value-type="float" office:value="0.325364529782956" calcext:value-type="float">
            <text:p>0,325364529782956</text:p>
          </table:table-cell>
        </table:table-row>
        <table:table-row table:style-name="ro2">
          <table:table-cell office:value-type="float" office:value="3.9" calcext:value-type="float">
            <text:p>3,9</text:p>
          </table:table-cell>
          <table:table-cell table:formula="of:=POWER(10;[.A73])" office:value-type="float" office:value="7943.28234724281" calcext:value-type="float">
            <text:p>7943,28234724281</text:p>
          </table:table-cell>
          <table:table-cell table:formula="of:=ROUND(POWER([.B73]/POWER(10;[.$B$19]);1/[.$B$18]);3)" office:value-type="float" office:value="28.85" calcext:value-type="float">
            <text:p>28,85</text:p>
          </table:table-cell>
          <table:table-cell table:formula="of:=ROUND([.$B$30]/([.$B$31]+[.B73]);3)" office:value-type="float" office:value="0.369" calcext:value-type="float">
            <text:p>0,369</text:p>
          </table:table-cell>
          <table:table-cell table:formula="of:=[.$B$31]*[.D73]" office:value-type="float" office:value="369" calcext:value-type="float">
            <text:p>369</text:p>
          </table:table-cell>
          <table:table-cell table:formula="of:=INT([.E73]*([.$B$32]-1)/[.$B$30])" office:value-type="float" office:value="457" calcext:value-type="float">
            <text:p>457</text:p>
          </table:table-cell>
          <table:table-cell table:formula="of:=LOG10([.C73])/5" office:value-type="float" office:value="0.29202916349835" calcext:value-type="float">
            <text:p>0,292029163498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POWER(10;[.A74])" office:value-type="float" office:value="10000" calcext:value-type="float">
            <text:p>10000</text:p>
          </table:table-cell>
          <table:table-cell table:formula="of:=ROUND(POWER([.B74]/POWER(10;[.$B$19]);1/[.$B$18]);3)" office:value-type="float" office:value="19.656" calcext:value-type="float">
            <text:p>19,656</text:p>
          </table:table-cell>
          <table:table-cell table:formula="of:=ROUND([.$B$30]/([.$B$31]+[.B74]);3)" office:value-type="float" office:value="0.3" calcext:value-type="float">
            <text:p>0,3</text:p>
          </table:table-cell>
          <table:table-cell table:formula="of:=[.$B$31]*[.D74]" office:value-type="float" office:value="300" calcext:value-type="float">
            <text:p>300</text:p>
          </table:table-cell>
          <table:table-cell table:formula="of:=INT([.E74]*([.$B$32]-1)/[.$B$30])" office:value-type="float" office:value="372" calcext:value-type="float">
            <text:p>372</text:p>
          </table:table-cell>
          <table:table-cell table:formula="of:=LOG10([.C74])/5" office:value-type="float" office:value="0.258699028694405" calcext:value-type="float">
            <text:p>0,258699028694405</text:p>
          </table:table-cell>
        </table:table-row>
        <table:table-row table:style-name="ro2">
          <table:table-cell office:value-type="float" office:value="4.1" calcext:value-type="float">
            <text:p>4,1</text:p>
          </table:table-cell>
          <table:table-cell table:formula="of:=POWER(10;[.A75])" office:value-type="float" office:value="12589.2541179417" calcext:value-type="float">
            <text:p>12589,2541179417</text:p>
          </table:table-cell>
          <table:table-cell table:formula="of:=ROUND(POWER([.B75]/POWER(10;[.$B$19]);1/[.$B$18]);3)" office:value-type="float" office:value="13.391" calcext:value-type="float">
            <text:p>13,391</text:p>
          </table:table-cell>
          <table:table-cell table:formula="of:=ROUND([.$B$30]/([.$B$31]+[.B75]);3)" office:value-type="float" office:value="0.243" calcext:value-type="float">
            <text:p>0,243</text:p>
          </table:table-cell>
          <table:table-cell table:formula="of:=[.$B$31]*[.D75]" office:value-type="float" office:value="243" calcext:value-type="float">
            <text:p>243</text:p>
          </table:table-cell>
          <table:table-cell table:formula="of:=INT([.E75]*([.$B$32]-1)/[.$B$30])" office:value-type="float" office:value="301" calcext:value-type="float">
            <text:p>301</text:p>
          </table:table-cell>
          <table:table-cell table:formula="of:=LOG10([.C75])/5" office:value-type="float" office:value="0.225362602008311" calcext:value-type="float">
            <text:p>0,225362602008311</text:p>
          </table:table-cell>
        </table:table-row>
        <table:table-row table:style-name="ro2">
          <table:table-cell office:value-type="float" office:value="4.2" calcext:value-type="float">
            <text:p>4,2</text:p>
          </table:table-cell>
          <table:table-cell table:formula="of:=POWER(10;[.A76])" office:value-type="float" office:value="15848.9319246111" calcext:value-type="float">
            <text:p>15848,9319246111</text:p>
          </table:table-cell>
          <table:table-cell table:formula="of:=ROUND(POWER([.B76]/POWER(10;[.$B$19]);1/[.$B$18]);3)" office:value-type="float" office:value="9.123" calcext:value-type="float">
            <text:p>9,123</text:p>
          </table:table-cell>
          <table:table-cell table:formula="of:=ROUND([.$B$30]/([.$B$31]+[.B76]);3)" office:value-type="float" office:value="0.196" calcext:value-type="float">
            <text:p>0,196</text:p>
          </table:table-cell>
          <table:table-cell table:formula="of:=[.$B$31]*[.D76]" office:value-type="float" office:value="196" calcext:value-type="float">
            <text:p>196</text:p>
          </table:table-cell>
          <table:table-cell table:formula="of:=INT([.E76]*([.$B$32]-1)/[.$B$30])" office:value-type="float" office:value="243" calcext:value-type="float">
            <text:p>243</text:p>
          </table:table-cell>
          <table:table-cell table:formula="of:=LOG10([.C76])/5" office:value-type="float" office:value="0.192027534972759" calcext:value-type="float">
            <text:p>0,192027534972759</text:p>
          </table:table-cell>
        </table:table-row>
        <table:table-row table:style-name="ro2">
          <table:table-cell office:value-type="float" office:value="4.3" calcext:value-type="float">
            <text:p>4,3</text:p>
          </table:table-cell>
          <table:table-cell table:formula="of:=POWER(10;[.A77])" office:value-type="float" office:value="19952.6231496888" calcext:value-type="float">
            <text:p>19952,6231496888</text:p>
          </table:table-cell>
          <table:table-cell table:formula="of:=ROUND(POWER([.B77]/POWER(10;[.$B$19]);1/[.$B$18]);3)" office:value-type="float" office:value="6.216" calcext:value-type="float">
            <text:p>6,216</text:p>
          </table:table-cell>
          <table:table-cell table:formula="of:=ROUND([.$B$30]/([.$B$31]+[.B77]);3)" office:value-type="float" office:value="0.157" calcext:value-type="float">
            <text:p>0,157</text:p>
          </table:table-cell>
          <table:table-cell table:formula="of:=[.$B$31]*[.D77]" office:value-type="float" office:value="157" calcext:value-type="float">
            <text:p>157</text:p>
          </table:table-cell>
          <table:table-cell table:formula="of:=INT([.E77]*([.$B$32]-1)/[.$B$30])" office:value-type="float" office:value="194" calcext:value-type="float">
            <text:p>194</text:p>
          </table:table-cell>
          <table:table-cell table:formula="of:=LOG10([.C77])/5" office:value-type="float" office:value="0.158702201158572" calcext:value-type="float">
            <text:p>0,158702201158572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table:formula="of:=POWER(10;[.A78])" office:value-type="float" office:value="25118.8643150958" calcext:value-type="float">
            <text:p>25118,8643150958</text:p>
          </table:table-cell>
          <table:table-cell table:formula="of:=ROUND(POWER([.B78]/POWER(10;[.$B$19]);1/[.$B$18]);3)" office:value-type="float" office:value="4.235" calcext:value-type="float">
            <text:p>4,235</text:p>
          </table:table-cell>
          <table:table-cell table:formula="of:=ROUND([.$B$30]/([.$B$31]+[.B78]);3)" office:value-type="float" office:value="0.126" calcext:value-type="float">
            <text:p>0,126</text:p>
          </table:table-cell>
          <table:table-cell table:formula="of:=[.$B$31]*[.D78]" office:value-type="float" office:value="126" calcext:value-type="float">
            <text:p>126</text:p>
          </table:table-cell>
          <table:table-cell table:formula="of:=INT([.E78]*([.$B$32]-1)/[.$B$30])" office:value-type="float" office:value="156" calcext:value-type="float">
            <text:p>156</text:p>
          </table:table-cell>
          <table:table-cell table:formula="of:=LOG10([.C78])/5" office:value-type="float" office:value="0.125370682933345" calcext:value-type="float">
            <text:p>0,125370682933345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table:formula="of:=POWER(10;[.A79])" office:value-type="float" office:value="31622.7766016838" calcext:value-type="float">
            <text:p>31622,7766016838</text:p>
          </table:table-cell>
          <table:table-cell table:formula="of:=ROUND(POWER([.B79]/POWER(10;[.$B$19]);1/[.$B$18]);3)" office:value-type="float" office:value="2.885" calcext:value-type="float">
            <text:p>2,885</text:p>
          </table:table-cell>
          <table:table-cell table:formula="of:=ROUND([.$B$30]/([.$B$31]+[.B79]);3)" office:value-type="float" office:value="0.101" calcext:value-type="float">
            <text:p>0,101</text:p>
          </table:table-cell>
          <table:table-cell table:formula="of:=[.$B$31]*[.D79]" office:value-type="float" office:value="101" calcext:value-type="float">
            <text:p>101</text:p>
          </table:table-cell>
          <table:table-cell table:formula="of:=INT([.E79]*([.$B$32]-1)/[.$B$30])" office:value-type="float" office:value="125" calcext:value-type="float">
            <text:p>125</text:p>
          </table:table-cell>
          <table:table-cell table:formula="of:=LOG10([.C79])/5" office:value-type="float" office:value="0.09202916349835" calcext:value-type="float">
            <text:p>0,09202916349835</text:p>
          </table:table-cell>
        </table:table-row>
        <table:table-row table:style-name="ro2">
          <table:table-cell office:value-type="float" office:value="4.6" calcext:value-type="float">
            <text:p>4,6</text:p>
          </table:table-cell>
          <table:table-cell table:formula="of:=POWER(10;[.A80])" office:value-type="float" office:value="39810.7170553497" calcext:value-type="float">
            <text:p>39810,7170553497</text:p>
          </table:table-cell>
          <table:table-cell table:formula="of:=ROUND(POWER([.B80]/POWER(10;[.$B$19]);1/[.$B$18]);3)" office:value-type="float" office:value="1.966" calcext:value-type="float">
            <text:p>1,966</text:p>
          </table:table-cell>
          <table:table-cell table:formula="of:=ROUND([.$B$30]/([.$B$31]+[.B80]);3)" office:value-type="float" office:value="0.081" calcext:value-type="float">
            <text:p>0,081</text:p>
          </table:table-cell>
          <table:table-cell table:formula="of:=[.$B$31]*[.D80]" office:value-type="float" office:value="81" calcext:value-type="float">
            <text:p>81</text:p>
          </table:table-cell>
          <table:table-cell table:formula="of:=INT([.E80]*([.$B$32]-1)/[.$B$30])" office:value-type="float" office:value="100" calcext:value-type="float">
            <text:p>100</text:p>
          </table:table-cell>
          <table:table-cell table:formula="of:=LOG10([.C80])/5" office:value-type="float" office:value="0.0587167026992234" calcext:value-type="float">
            <text:p>0,0587167026992234</text:p>
          </table:table-cell>
        </table:table-row>
        <table:table-row table:style-name="ro2">
          <table:table-cell office:value-type="float" office:value="4.7" calcext:value-type="float">
            <text:p>4,7</text:p>
          </table:table-cell>
          <table:table-cell table:formula="of:=POWER(10;[.A81])" office:value-type="float" office:value="50118.7233627273" calcext:value-type="float">
            <text:p>50118,7233627273</text:p>
          </table:table-cell>
          <table:table-cell table:formula="of:=ROUND(POWER([.B81]/POWER(10;[.$B$19]);1/[.$B$18]);3)" office:value-type="float" office:value="1.339" calcext:value-type="float">
            <text:p>1,339</text:p>
          </table:table-cell>
          <table:table-cell table:formula="of:=ROUND([.$B$30]/([.$B$31]+[.B81]);3)" office:value-type="float" office:value="0.065" calcext:value-type="float">
            <text:p>0,065</text:p>
          </table:table-cell>
          <table:table-cell table:formula="of:=[.$B$31]*[.D81]" office:value-type="float" office:value="65" calcext:value-type="float">
            <text:p>65</text:p>
          </table:table-cell>
          <table:table-cell table:formula="of:=INT([.E81]*([.$B$32]-1)/[.$B$30])" office:value-type="float" office:value="80" calcext:value-type="float">
            <text:p>80</text:p>
          </table:table-cell>
          <table:table-cell table:formula="of:=LOG10([.C81])/5" office:value-type="float" office:value="0.0253561154024018" calcext:value-type="float">
            <text:p>0,0253561154024018</text:p>
          </table:table-cell>
        </table:table-row>
        <table:table-row table:style-name="ro2">
          <table:table-cell table:style-name="ce3" office:value-type="float" office:value="4.8" calcext:value-type="float">
            <text:p>4,8</text:p>
          </table:table-cell>
          <table:table-cell table:style-name="ce3" table:formula="of:=POWER(10;[.A82])" office:value-type="float" office:value="63095.7344480193" calcext:value-type="float">
            <text:p>63095,7344480193</text:p>
          </table:table-cell>
          <table:table-cell table:style-name="ce3" table:formula="of:=ROUND(POWER([.B82]/POWER(10;[.$B$19]);1/[.$B$18]);3)" office:value-type="float" office:value="0.912" calcext:value-type="float">
            <text:p>0,912</text:p>
          </table:table-cell>
          <table:table-cell table:style-name="ce3" table:formula="of:=ROUND([.$B$30]/([.$B$31]+[.B82]);3)" office:value-type="float" office:value="0.051" calcext:value-type="float">
            <text:p>0,051</text:p>
          </table:table-cell>
          <table:table-cell table:style-name="ce3" table:formula="of:=[.$B$31]*[.D82]" office:value-type="float" office:value="51" calcext:value-type="float">
            <text:p>51</text:p>
          </table:table-cell>
          <table:table-cell table:style-name="ce3" table:formula="of:=INT([.E82]*([.$B$32]-1)/[.$B$30])" office:value-type="float" office:value="63" calcext:value-type="float">
            <text:p>63</text:p>
          </table:table-cell>
          <table:table-cell table:style-name="ce3" table:formula="of:=LOG10([.C82])/5" office:value-type="float" office:value="-0.00800103233431676" calcext:value-type="float">
            <text:p>-0,00800103233431676</text:p>
          </table:table-cell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table:formula="of:=POWER(10;[.A83])" office:value-type="float" office:value="79432.8234724282" calcext:value-type="float">
            <text:p>79432,8234724282</text:p>
          </table:table-cell>
          <table:table-cell table:style-name="ce3" table:formula="of:=ROUND(POWER([.B83]/POWER(10;[.$B$19]);1/[.$B$18]);3)" office:value-type="float" office:value="0.622" calcext:value-type="float">
            <text:p>0,622</text:p>
          </table:table-cell>
          <table:table-cell table:style-name="ce3" table:formula="of:=ROUND([.$B$30]/([.$B$31]+[.B83]);3)" office:value-type="float" office:value="0.041" calcext:value-type="float">
            <text:p>0,041</text:p>
          </table:table-cell>
          <table:table-cell table:style-name="ce3" table:formula="of:=[.$B$31]*[.D83]" office:value-type="float" office:value="41" calcext:value-type="float">
            <text:p>41</text:p>
          </table:table-cell>
          <table:table-cell table:style-name="ce3" table:formula="of:=INT([.E83]*([.$B$32]-1)/[.$B$30])" office:value-type="float" office:value="50" calcext:value-type="float">
            <text:p>50</text:p>
          </table:table-cell>
          <table:table-cell table:style-name="ce3" table:formula="of:=LOG10([.C83])/5" office:value-type="float" office:value="-0.0412419230618363" calcext:value-type="float">
            <text:p>-0,041241923061836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table:formula="of:=POWER(10;[.A84])" office:value-type="float" office:value="100000" calcext:value-type="float">
            <text:p>100000</text:p>
          </table:table-cell>
          <table:table-cell table:style-name="ce3" table:formula="of:=ROUND(POWER([.B84]/POWER(10;[.$B$19]);1/[.$B$18]);3)" office:value-type="float" office:value="0.423" calcext:value-type="float">
            <text:p>0,423</text:p>
          </table:table-cell>
          <table:table-cell table:style-name="ce3" table:formula="of:=ROUND([.$B$30]/([.$B$31]+[.B84]);3)" office:value-type="float" office:value="0.033" calcext:value-type="float">
            <text:p>0,033</text:p>
          </table:table-cell>
          <table:table-cell table:style-name="ce3" table:formula="of:=[.$B$31]*[.D84]" office:value-type="float" office:value="33" calcext:value-type="float">
            <text:p>33</text:p>
          </table:table-cell>
          <table:table-cell table:style-name="ce3" table:formula="of:=INT([.E84]*([.$B$32]-1)/[.$B$30])" office:value-type="float" office:value="40" calcext:value-type="float">
            <text:p>40</text:p>
          </table:table-cell>
          <table:table-cell table:style-name="ce3" table:formula="of:=LOG10([.C84])/5" office:value-type="float" office:value="-0.0747319265249915" calcext:value-type="float">
            <text:p>-0,0747319265249915</text:p>
          </table:table-cell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table:formula="of:=POWER(10;[.A85])" office:value-type="float" office:value="125892.541179417" calcext:value-type="float">
            <text:p>125892,541179417</text:p>
          </table:table-cell>
          <table:table-cell table:style-name="ce3" table:formula="of:=ROUND(POWER([.B85]/POWER(10;[.$B$19]);1/[.$B$18]);3)" office:value-type="float" office:value="0.289" calcext:value-type="float">
            <text:p>0,289</text:p>
          </table:table-cell>
          <table:table-cell table:style-name="ce3" table:formula="of:=ROUND([.$B$30]/([.$B$31]+[.B85]);3)" office:value-type="float" office:value="0.026" calcext:value-type="float">
            <text:p>0,026</text:p>
          </table:table-cell>
          <table:table-cell table:style-name="ce3" table:formula="of:=[.$B$31]*[.D85]" office:value-type="float" office:value="26" calcext:value-type="float">
            <text:p>26</text:p>
          </table:table-cell>
          <table:table-cell table:style-name="ce3" table:formula="of:=INT([.E85]*([.$B$32]-1)/[.$B$30])" office:value-type="float" office:value="32" calcext:value-type="float">
            <text:p>32</text:p>
          </table:table-cell>
          <table:table-cell table:style-name="ce3" table:formula="of:=LOG10([.C85])/5" office:value-type="float" office:value="-0.10782043144869" calcext:value-type="float">
            <text:p>-0,10782043144869</text:p>
          </table:table-cell>
        </table:table-row>
        <table:table-row table:style-name="ro2">
          <table:table-cell table:style-name="ce3" office:value-type="float" office:value="5.2" calcext:value-type="float">
            <text:p>5,2</text:p>
          </table:table-cell>
          <table:table-cell table:style-name="ce3" table:formula="of:=POWER(10;[.A86])" office:value-type="float" office:value="158489.319246111" calcext:value-type="float">
            <text:p>158489,319246111</text:p>
          </table:table-cell>
          <table:table-cell table:style-name="ce3" table:formula="of:=ROUND(POWER([.B86]/POWER(10;[.$B$19]);1/[.$B$18]);3)" office:value-type="float" office:value="0.197" calcext:value-type="float">
            <text:p>0,197</text:p>
          </table:table-cell>
          <table:table-cell table:style-name="ce3" table:formula="of:=ROUND([.$B$30]/([.$B$31]+[.B86]);3)" office:value-type="float" office:value="0.021" calcext:value-type="float">
            <text:p>0,021</text:p>
          </table:table-cell>
          <table:table-cell table:style-name="ce3" table:formula="of:=[.$B$31]*[.D86]" office:value-type="float" office:value="21" calcext:value-type="float">
            <text:p>21</text:p>
          </table:table-cell>
          <table:table-cell table:style-name="ce3" table:formula="of:=INT([.E86]*([.$B$32]-1)/[.$B$30])" office:value-type="float" office:value="26" calcext:value-type="float">
            <text:p>26</text:p>
          </table:table-cell>
          <table:table-cell table:style-name="ce3" table:formula="of:=LOG10([.C86])/5" office:value-type="float" office:value="-0.141106754767681" calcext:value-type="float">
            <text:p>-0,141106754767681</text:p>
          </table:table-cell>
        </table:table-row>
        <table:table-row table:style-name="ro2">
          <table:table-cell table:style-name="ce3" office:value-type="float" office:value="5.3" calcext:value-type="float">
            <text:p>5,3</text:p>
          </table:table-cell>
          <table:table-cell table:style-name="ce3" table:formula="of:=POWER(10;[.A87])" office:value-type="float" office:value="199526.231496888" calcext:value-type="float">
            <text:p>199526,231496888</text:p>
          </table:table-cell>
          <table:table-cell table:style-name="ce3" table:formula="of:=ROUND(POWER([.B87]/POWER(10;[.$B$19]);1/[.$B$18]);3)" office:value-type="float" office:value="0.134" calcext:value-type="float">
            <text:p>0,134</text:p>
          </table:table-cell>
          <table:table-cell table:style-name="ce3" table:formula="of:=ROUND([.$B$30]/([.$B$31]+[.B87]);3)" office:value-type="float" office:value="0.016" calcext:value-type="float">
            <text:p>0,016</text:p>
          </table:table-cell>
          <table:table-cell table:style-name="ce3" table:formula="of:=[.$B$31]*[.D87]" office:value-type="float" office:value="16" calcext:value-type="float">
            <text:p>16</text:p>
          </table:table-cell>
          <table:table-cell table:style-name="ce3" table:formula="of:=INT([.E87]*([.$B$32]-1)/[.$B$30])" office:value-type="float" office:value="19" calcext:value-type="float">
            <text:p>19</text:p>
          </table:table-cell>
          <table:table-cell table:style-name="ce3" table:formula="of:=LOG10([.C87])/5" office:value-type="float" office:value="-0.174579040327038" calcext:value-type="float">
            <text:p>-0,174579040327038</text:p>
          </table:table-cell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table:formula="of:=POWER(10;[.A88])" office:value-type="float" office:value="251188.643150958" calcext:value-type="float">
            <text:p>251188,643150958</text:p>
          </table:table-cell>
          <table:table-cell table:style-name="ce3" table:formula="of:=ROUND(POWER([.B88]/POWER(10;[.$B$19]);1/[.$B$18]);3)" office:value-type="float" office:value="0.091" calcext:value-type="float">
            <text:p>0,091</text:p>
          </table:table-cell>
          <table:table-cell table:style-name="ce3" table:formula="of:=ROUND([.$B$30]/([.$B$31]+[.B88]);3)" office:value-type="float" office:value="0.013" calcext:value-type="float">
            <text:p>0,013</text:p>
          </table:table-cell>
          <table:table-cell table:style-name="ce3" table:formula="of:=[.$B$31]*[.D88]" office:value-type="float" office:value="13" calcext:value-type="float">
            <text:p>13</text:p>
          </table:table-cell>
          <table:table-cell table:style-name="ce3" table:formula="of:=INT([.E88]*([.$B$32]-1)/[.$B$30])" office:value-type="float" office:value="16" calcext:value-type="float">
            <text:p>16</text:p>
          </table:table-cell>
          <table:table-cell table:style-name="ce3" table:formula="of:=LOG10([.C88])/5" office:value-type="float" office:value="-0.208191721535781" calcext:value-type="float">
            <text:p>-0,208191721535781</text:p>
          </table:table-cell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table:formula="of:=POWER(10;[.A89])" office:value-type="float" office:value="316227.766016838" calcext:value-type="float">
            <text:p>316227,766016838</text:p>
          </table:table-cell>
          <table:table-cell table:style-name="ce3" table:formula="of:=ROUND(POWER([.B89]/POWER(10;[.$B$19]);1/[.$B$18]);3)" office:value-type="float" office:value="0.062" calcext:value-type="float">
            <text:p>0,062</text:p>
          </table:table-cell>
          <table:table-cell table:style-name="ce3" table:formula="of:=ROUND([.$B$30]/([.$B$31]+[.B89]);3)" office:value-type="float" office:value="0.01" calcext:value-type="float">
            <text:p>0,01</text:p>
          </table:table-cell>
          <table:table-cell table:style-name="ce3" table:formula="of:=[.$B$31]*[.D89]" office:value-type="float" office:value="10" calcext:value-type="float">
            <text:p>10</text:p>
          </table:table-cell>
          <table:table-cell table:style-name="ce3" table:formula="of:=INT([.E89]*([.$B$32]-1)/[.$B$30])" office:value-type="float" office:value="12" calcext:value-type="float">
            <text:p>12</text:p>
          </table:table-cell>
          <table:table-cell table:style-name="ce3" table:formula="of:=LOG10([.C89])/5" office:value-type="float" office:value="-0.241521662100349" calcext:value-type="float">
            <text:p>-0,241521662100349</text:p>
          </table:table-cell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table:formula="of:=POWER(10;[.A90])" office:value-type="float" office:value="398107.170553497" calcext:value-type="float">
            <text:p>398107,170553497</text:p>
          </table:table-cell>
          <table:table-cell table:style-name="ce3" table:formula="of:=ROUND(POWER([.B90]/POWER(10;[.$B$19]);1/[.$B$18]);3)" office:value-type="float" office:value="0.042" calcext:value-type="float">
            <text:p>0,042</text:p>
          </table:table-cell>
          <table:table-cell table:style-name="ce3" table:formula="of:=ROUND([.$B$30]/([.$B$31]+[.B90]);3)" office:value-type="float" office:value="0.008" calcext:value-type="float">
            <text:p>0,008</text:p>
          </table:table-cell>
          <table:table-cell table:style-name="ce3" table:formula="of:=[.$B$31]*[.D90]" office:value-type="float" office:value="8" calcext:value-type="float">
            <text:p>8</text:p>
          </table:table-cell>
          <table:table-cell table:style-name="ce3" table:formula="of:=INT([.E90]*([.$B$32]-1)/[.$B$30])" office:value-type="float" office:value="9" calcext:value-type="float">
            <text:p>9</text:p>
          </table:table-cell>
          <table:table-cell table:style-name="ce3" table:formula="of:=LOG10([.C90])/5" office:value-type="float" office:value="-0.27535014192042" calcext:value-type="float">
            <text:p>-0,27535014192042</text:p>
          </table:table-cell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table:formula="of:=POWER(10;[.A91])" office:value-type="float" office:value="501187.233627273" calcext:value-type="float">
            <text:p>501187,233627273</text:p>
          </table:table-cell>
          <table:table-cell table:style-name="ce3" table:formula="of:=ROUND(POWER([.B91]/POWER(10;[.$B$19]);1/[.$B$18]);3)" office:value-type="float" office:value="0.029" calcext:value-type="float">
            <text:p>0,029</text:p>
          </table:table-cell>
          <table:table-cell table:style-name="ce3" table:formula="of:=ROUND([.$B$30]/([.$B$31]+[.B91]);3)" office:value-type="float" office:value="0.007" calcext:value-type="float">
            <text:p>0,007</text:p>
          </table:table-cell>
          <table:table-cell table:style-name="ce3" table:formula="of:=[.$B$31]*[.D91]" office:value-type="float" office:value="7" calcext:value-type="float">
            <text:p>7</text:p>
          </table:table-cell>
          <table:table-cell table:style-name="ce3" table:formula="of:=INT([.E91]*([.$B$32]-1)/[.$B$30])" office:value-type="float" office:value="8" calcext:value-type="float">
            <text:p>8</text:p>
          </table:table-cell>
          <table:table-cell table:style-name="ce3" table:formula="of:=LOG10([.C91])/5" office:value-type="float" office:value="-0.307520400420209" calcext:value-type="float">
            <text:p>-0,307520400420209</text:p>
          </table:table-cell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table:formula="of:=POWER(10;[.A92])" office:value-type="float" office:value="630957.344480193" calcext:value-type="float">
            <text:p>630957,344480193</text:p>
          </table:table-cell>
          <table:table-cell table:style-name="ce3" table:formula="of:=ROUND(POWER([.B92]/POWER(10;[.$B$19]);1/[.$B$18]);3)" office:value-type="float" office:value="0.02" calcext:value-type="float">
            <text:p>0,02</text:p>
          </table:table-cell>
          <table:table-cell table:style-name="ce3" table:formula="of:=ROUND([.$B$30]/([.$B$31]+[.B92]);3)" office:value-type="float" office:value="0.005" calcext:value-type="float">
            <text:p>0,005</text:p>
          </table:table-cell>
          <table:table-cell table:style-name="ce3" table:formula="of:=[.$B$31]*[.D92]" office:value-type="float" office:value="5" calcext:value-type="float">
            <text:p>5</text:p>
          </table:table-cell>
          <table:table-cell table:style-name="ce3" table:formula="of:=INT([.E92]*([.$B$32]-1)/[.$B$30])" office:value-type="float" office:value="6" calcext:value-type="float">
            <text:p>6</text:p>
          </table:table-cell>
          <table:table-cell table:style-name="ce3" table:formula="of:=LOG10([.C92])/5" office:value-type="float" office:value="-0.339794000867204" calcext:value-type="float">
            <text:p>-0,339794000867204</text:p>
          </table:table-cell>
        </table:table-row>
        <table:table-row table:style-name="ro2">
          <table:table-cell table:style-name="ce3" office:value-type="float" office:value="5.9" calcext:value-type="float">
            <text:p>5,9</text:p>
          </table:table-cell>
          <table:table-cell table:style-name="ce3" table:formula="of:=POWER(10;[.A93])" office:value-type="float" office:value="794328.234724282" calcext:value-type="float">
            <text:p>794328,234724282</text:p>
          </table:table-cell>
          <table:table-cell table:style-name="ce3" table:formula="of:=ROUND(POWER([.B93]/POWER(10;[.$B$19]);1/[.$B$18]);3)" office:value-type="float" office:value="0.013" calcext:value-type="float">
            <text:p>0,013</text:p>
          </table:table-cell>
          <table:table-cell table:style-name="ce3" table:formula="of:=ROUND([.$B$30]/([.$B$31]+[.B93]);3)" office:value-type="float" office:value="0.004" calcext:value-type="float">
            <text:p>0,004</text:p>
          </table:table-cell>
          <table:table-cell table:style-name="ce3" table:formula="of:=[.$B$31]*[.D93]" office:value-type="float" office:value="4" calcext:value-type="float">
            <text:p>4</text:p>
          </table:table-cell>
          <table:table-cell table:style-name="ce3" table:formula="of:=INT([.E93]*([.$B$32]-1)/[.$B$30])" office:value-type="float" office:value="4" calcext:value-type="float">
            <text:p>4</text:p>
          </table:table-cell>
          <table:table-cell table:style-name="ce3" table:formula="of:=LOG10([.C93])/5" office:value-type="float" office:value="-0.377211329538633" calcext:value-type="float">
            <text:p>-0,377211329538633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formula="of:=POWER(10;[.A94])" office:value-type="float" office:value="1000000" calcext:value-type="float">
            <text:p>1000000</text:p>
          </table:table-cell>
          <table:table-cell table:style-name="ce3" table:formula="of:=ROUND(POWER([.B94]/POWER(10;[.$B$19]);1/[.$B$18]);3)" office:value-type="float" office:value="0.009" calcext:value-type="float">
            <text:p>0,009</text:p>
          </table:table-cell>
          <table:table-cell table:style-name="ce3" table:formula="of:=ROUND([.$B$30]/([.$B$31]+[.B94]);3)" office:value-type="float" office:value="0.003" calcext:value-type="float">
            <text:p>0,003</text:p>
          </table:table-cell>
          <table:table-cell table:style-name="ce3" table:formula="of:=[.$B$31]*[.D94]" office:value-type="float" office:value="3" calcext:value-type="float">
            <text:p>3</text:p>
          </table:table-cell>
          <table:table-cell table:style-name="ce3" table:formula="of:=INT([.E94]*([.$B$32]-1)/[.$B$30])" office:value-type="float" office:value="3" calcext:value-type="float">
            <text:p>3</text:p>
          </table:table-cell>
          <table:table-cell table:style-name="ce3" table:formula="of:=LOG10([.C94])/5" office:value-type="float" office:value="-0.409151498112135" calcext:value-type="float">
            <text:p>-0,409151498112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as Merkle</meta:initial-creator>
    <meta:creation-date>2019-09-15T12:59:10.845000000</meta:creation-date>
    <dc:date>2023-05-20T15:53:45.109000000</dc:date>
    <meta:editing-duration>PT15H21M49S</meta:editing-duration>
    <meta:editing-cycles>16</meta:editing-cycles>
    <meta:generator>LibreOffice/7.4.2.3$Windows_X86_64 LibreOffice_project/382eef1f22670f7f4118c8c2dd222ec7ad009daf</meta:generator>
    <meta:document-statistic meta:table-count="1" meta:cell-count="49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27cm" svg:height="16.496cm" xlink:href=".." xlink:type="simple" chart:class="chart:scatter" chart:style-name="ch1">
        <chart:legend chart:legend-position="end" svg:x="23.004cm" svg:y="7.949cm" style:legend-expansion="high" chart:style-name="ch2"/>
        <chart:plot-area chart:style-name="ch3" table:cell-range-address="Tabelle1.B34:Tabelle1.C94" chart:data-source-has-labels="row" svg:x="0.506cm" svg:y="0.329cm" svg:width="21.992cm" svg:height="15.838cm">
          <chart:coordinate-region svg:x="2.424cm" svg:y="0.528cm" svg:width="19.424cm" svg:height="14.992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Tabelle1.C35:Tabelle1.C94" chart:label-cell-address="Tabelle1.C34:Tabelle1.C34" chart:class="chart:scatter">
            <chart:domain table:cell-range-address="Tabelle1.B35:Tabelle1.B94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I [Lux]</text:p>
                <draw:g>
                  <svg:desc>Tabelle1.C34:Tabelle1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892541179417">
                <text:p>1.25892541179417</text:p>
                <draw:g>
                  <svg:desc>Tabelle1.B35:Tabelle1.B94</svg:desc>
                </draw:g>
              </table:table-cell>
              <table:table-cell office:value-type="float" office:value="62156339.73">
                <text:p>62156339.73</text:p>
                <draw:g>
                  <svg:desc>Tabelle1.C35:Tabelle1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42346621.3">
                <text:p>4234662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8850417.243">
                <text:p>28850417.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9655560.457">
                <text:p>19655560.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3391177.452">
                <text:p>13391177.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9123302.993">
                <text:p>9123302.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6215633.973">
                <text:p>6215633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4234662.13">
                <text:p>4234662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2885041.724">
                <text:p>2885041.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65556.046">
                <text:p>1965556.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892541179417">
                <text:p>12.5892541179417</text:p>
              </table:table-cell>
              <table:table-cell office:value-type="float" office:value="1339117.745">
                <text:p>1339117.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489319246111">
                <text:p>15.8489319246111</text:p>
              </table:table-cell>
              <table:table-cell office:value-type="float" office:value="912330.299">
                <text:p>912330.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9526231496888">
                <text:p>19.9526231496888</text:p>
              </table:table-cell>
              <table:table-cell office:value-type="float" office:value="621563.397">
                <text:p>621563.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1188643150958">
                <text:p>25.1188643150958</text:p>
              </table:table-cell>
              <table:table-cell office:value-type="float" office:value="423466.213">
                <text:p>423466.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288504.172">
                <text:p>288504.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8107170553497">
                <text:p>39.8107170553497</text:p>
              </table:table-cell>
              <table:table-cell office:value-type="float" office:value="196555.605">
                <text:p>196555.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1187233627272">
                <text:p>50.1187233627272</text:p>
              </table:table-cell>
              <table:table-cell office:value-type="float" office:value="133911.775">
                <text:p>133911.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0957344480193">
                <text:p>63.0957344480193</text:p>
              </table:table-cell>
              <table:table-cell office:value-type="float" office:value="91233.03">
                <text:p>91233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328234724281">
                <text:p>79.4328234724281</text:p>
              </table:table-cell>
              <table:table-cell office:value-type="float" office:value="62156.34">
                <text:p>62156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2346.621">
                <text:p>42346.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.892541179417">
                <text:p>125.892541179417</text:p>
              </table:table-cell>
              <table:table-cell office:value-type="float" office:value="28850.417">
                <text:p>28850.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.489319246111">
                <text:p>158.489319246111</text:p>
              </table:table-cell>
              <table:table-cell office:value-type="float" office:value="19655.56">
                <text:p>19655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.526231496888">
                <text:p>199.526231496888</text:p>
              </table:table-cell>
              <table:table-cell office:value-type="float" office:value="13391.177">
                <text:p>13391.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.188643150958">
                <text:p>251.188643150958</text:p>
              </table:table-cell>
              <table:table-cell office:value-type="float" office:value="9123.303">
                <text:p>9123.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6215.634">
                <text:p>6215.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7">
                <text:p>398.107170553497</text:p>
              </table:table-cell>
              <table:table-cell office:value-type="float" office:value="4234.662">
                <text:p>4234.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1.187233627272">
                <text:p>501.187233627272</text:p>
              </table:table-cell>
              <table:table-cell office:value-type="float" office:value="2885.042">
                <text:p>2885.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0.957344480193">
                <text:p>630.957344480193</text:p>
              </table:table-cell>
              <table:table-cell office:value-type="float" office:value="1965.556">
                <text:p>1965.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4.328234724281">
                <text:p>794.328234724281</text:p>
              </table:table-cell>
              <table:table-cell office:value-type="float" office:value="1339.118">
                <text:p>1339.118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912.33">
                <text:p>912.33</text:p>
              </table:table-cell>
            </table:table-row>
            <table:table-row>
              <table:table-cell office:value-type="string"/>
              <table:table-cell office:value-type="float" office:value="1258.92541179417">
                <text:p>1258.92541179417</text:p>
              </table:table-cell>
              <table:table-cell office:value-type="float" office:value="621.563">
                <text:p>621.563</text:p>
              </table:table-cell>
            </table:table-row>
            <table:table-row>
              <table:table-cell office:value-type="string"/>
              <table:table-cell office:value-type="float" office:value="1584.89319246111">
                <text:p>1584.89319246111</text:p>
              </table:table-cell>
              <table:table-cell office:value-type="float" office:value="423.466">
                <text:p>423.466</text:p>
              </table:table-cell>
            </table:table-row>
            <table:table-row>
              <table:table-cell office:value-type="string"/>
              <table:table-cell office:value-type="float" office:value="1995.26231496888">
                <text:p>1995.26231496888</text:p>
              </table:table-cell>
              <table:table-cell office:value-type="float" office:value="288.504">
                <text:p>288.504</text:p>
              </table:table-cell>
            </table:table-row>
            <table:table-row>
              <table:table-cell office:value-type="string"/>
              <table:table-cell office:value-type="float" office:value="2511.88643150958">
                <text:p>2511.88643150958</text:p>
              </table:table-cell>
              <table:table-cell office:value-type="float" office:value="196.556">
                <text:p>196.556</text:p>
              </table:table-cell>
            </table:table-row>
            <table:table-row>
              <table:table-cell office:value-type="string"/>
              <table:table-cell office:value-type="float" office:value="3162.27766016838">
                <text:p>3162.27766016838</text:p>
              </table:table-cell>
              <table:table-cell office:value-type="float" office:value="133.912">
                <text:p>133.912</text:p>
              </table:table-cell>
            </table:table-row>
            <table:table-row>
              <table:table-cell office:value-type="string"/>
              <table:table-cell office:value-type="float" office:value="3981.07170553497">
                <text:p>3981.07170553497</text:p>
              </table:table-cell>
              <table:table-cell office:value-type="float" office:value="91.233">
                <text:p>91.233</text:p>
              </table:table-cell>
            </table:table-row>
            <table:table-row>
              <table:table-cell office:value-type="string"/>
              <table:table-cell office:value-type="float" office:value="5011.87233627273">
                <text:p>5011.87233627273</text:p>
              </table:table-cell>
              <table:table-cell office:value-type="float" office:value="62.156">
                <text:p>62.156</text:p>
              </table:table-cell>
            </table:table-row>
            <table:table-row>
              <table:table-cell office:value-type="string"/>
              <table:table-cell office:value-type="float" office:value="6309.57344480193">
                <text:p>6309.57344480193</text:p>
              </table:table-cell>
              <table:table-cell office:value-type="float" office:value="42.347">
                <text:p>42.347</text:p>
              </table:table-cell>
            </table:table-row>
            <table:table-row>
              <table:table-cell office:value-type="string"/>
              <table:table-cell office:value-type="float" office:value="7943.28234724281">
                <text:p>7943.28234724281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9.656">
                <text:p>19.656</text:p>
              </table:table-cell>
            </table:table-row>
            <table:table-row>
              <table:table-cell office:value-type="string"/>
              <table:table-cell office:value-type="float" office:value="12589.2541179417">
                <text:p>12589.2541179417</text:p>
              </table:table-cell>
              <table:table-cell office:value-type="float" office:value="13.391">
                <text:p>13.391</text:p>
              </table:table-cell>
            </table:table-row>
            <table:table-row>
              <table:table-cell office:value-type="string"/>
              <table:table-cell office:value-type="float" office:value="15848.9319246111">
                <text:p>15848.9319246111</text:p>
              </table:table-cell>
              <table:table-cell office:value-type="float" office:value="9.123">
                <text:p>9.123</text:p>
              </table:table-cell>
            </table:table-row>
            <table:table-row>
              <table:table-cell office:value-type="string"/>
              <table:table-cell office:value-type="float" office:value="19952.6231496888">
                <text:p>19952.6231496888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/>
              <table:table-cell office:value-type="float" office:value="25118.8643150958">
                <text:p>25118.8643150958</text:p>
              </table:table-cell>
              <table:table-cell office:value-type="float" office:value="4.235">
                <text:p>4.235</text:p>
              </table:table-cell>
            </table:table-row>
            <table:table-row>
              <table:table-cell office:value-type="string"/>
              <table:table-cell office:value-type="float" office:value="31622.7766016838">
                <text:p>31622.7766016838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/>
              <table:table-cell office:value-type="float" office:value="39810.7170553497">
                <text:p>39810.7170553497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/>
              <table:table-cell office:value-type="float" office:value="50118.7233627273">
                <text:p>50118.7233627273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/>
              <table:table-cell office:value-type="float" office:value="63095.7344480193">
                <text:p>63095.734448019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/>
              <table:table-cell office:value-type="float" office:value="79432.8234724282">
                <text:p>79432.8234724282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/>
              <table:table-cell office:value-type="float" office:value="125892.541179417">
                <text:p>125892.541179417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/>
              <table:table-cell office:value-type="float" office:value="158489.319246111">
                <text:p>158489.31924611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/>
              <table:table-cell office:value-type="float" office:value="199526.231496888">
                <text:p>199526.23149688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/>
              <table:table-cell office:value-type="float" office:value="251188.643150958">
                <text:p>251188.64315095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/>
              <table:table-cell office:value-type="float" office:value="316227.766016838">
                <text:p>316227.76601683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/>
              <table:table-cell office:value-type="float" office:value="398107.170553497">
                <text:p>398107.17055349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/>
              <table:table-cell office:value-type="float" office:value="501187.233627273">
                <text:p>501187.23362727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/>
              <table:table-cell office:value-type="float" office:value="630957.344480193">
                <text:p>630957.3444801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794328.234724282">
                <text:p>794328.2347242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32cm" svg:height="7.737cm" xlink:href=".." xlink:type="simple" chart:class="chart:scatter" chart:style-name="ch1">
        <chart:legend chart:legend-position="end" svg:x="21.527cm" svg:y="3.569cm" style:legend-expansion="high" chart:style-name="ch2"/>
        <chart:plot-area chart:style-name="ch3" table:cell-range-address="Tabelle1.C34:Tabelle1.C94 Tabelle1.G34:Tabelle1.G94" chart:data-source-has-labels="row" svg:x="0.506cm" svg:y="0.154cm" svg:width="20.515cm" svg:height="7.429cm">
          <chart:coordinate-region svg:x="1.339cm" svg:y="0.353cm" svg:width="18.847cm" svg:height="7.03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Tabelle1.G35:Tabelle1.G94" chart:label-cell-address="Tabelle1.G34:Tabelle1.G34" chart:class="chart:scatter">
            <chart:domain table:cell-range-address="Tabelle1.C35:Tabelle1.C94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Normalized light</text:p>
                <draw:g>
                  <svg:desc>Tabelle1.G34:Tabelle1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156339.73">
                <text:p>62156339.73</text:p>
                <draw:g>
                  <svg:desc>Tabelle1.C35:Tabelle1.C94</svg:desc>
                </draw:g>
              </table:table-cell>
              <table:table-cell office:value-type="float" office:value="1.55869708635205">
                <text:p>1.55869708635205</text:p>
                <draw:g>
                  <svg:desc>Tabelle1.G35:Tabelle1.G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46621.3">
                <text:p>42346621.3</text:p>
              </table:table-cell>
              <table:table-cell office:value-type="float" office:value="1.52536375301929">
                <text:p>1.52536375301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50417.243">
                <text:p>28850417.243</text:p>
              </table:table-cell>
              <table:table-cell office:value-type="float" office:value="1.49203041968568">
                <text:p>1.4920304196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55560.457">
                <text:p>19655560.457</text:p>
              </table:table-cell>
              <table:table-cell office:value-type="float" office:value="1.45869708635381">
                <text:p>1.45869708635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91177.452">
                <text:p>13391177.452</text:p>
              </table:table-cell>
              <table:table-cell office:value-type="float" office:value="1.4253637530189">
                <text:p>1.4253637530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23302.993">
                <text:p>9123302.993</text:p>
              </table:table-cell>
              <table:table-cell office:value-type="float" office:value="1.3920304196818">
                <text:p>1.3920304196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15633.973">
                <text:p>6215633.973</text:p>
              </table:table-cell>
              <table:table-cell office:value-type="float" office:value="1.35869708635205">
                <text:p>1.35869708635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4662.13">
                <text:p>4234662.13</text:p>
              </table:table-cell>
              <table:table-cell office:value-type="float" office:value="1.32536375301929">
                <text:p>1.32536375301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5041.724">
                <text:p>2885041.724</text:p>
              </table:table-cell>
              <table:table-cell office:value-type="float" office:value="1.29203041967665">
                <text:p>1.29203041967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5556.046">
                <text:p>1965556.046</text:p>
              </table:table-cell>
              <table:table-cell office:value-type="float" office:value="1.25869708636707">
                <text:p>1.25869708636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9117.745">
                <text:p>1339117.745</text:p>
              </table:table-cell>
              <table:table-cell office:value-type="float" office:value="1.22536375300592">
                <text:p>1.22536375300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2330.299">
                <text:p>912330.299</text:p>
              </table:table-cell>
              <table:table-cell office:value-type="float" office:value="1.19203041965324">
                <text:p>1.19203041965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1563.397">
                <text:p>621563.397</text:p>
              </table:table-cell>
              <table:table-cell office:value-type="float" office:value="1.15869708631013">
                <text:p>1.15869708631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3466.213">
                <text:p>423466.213</text:p>
              </table:table-cell>
              <table:table-cell office:value-type="float" office:value="1.12536375301929">
                <text:p>1.12536375301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504.172">
                <text:p>288504.172</text:p>
              </table:table-cell>
              <table:table-cell office:value-type="float" office:value="1.09203041955622">
                <text:p>1.09203041955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555.605">
                <text:p>196555.605</text:p>
              </table:table-cell>
              <table:table-cell office:value-type="float" office:value="1.05869708654383">
                <text:p>1.05869708654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911.775">
                <text:p>133911.775</text:p>
              </table:table-cell>
              <table:table-cell office:value-type="float" office:value="1.02536375333024">
                <text:p>1.02536375333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233.03">
                <text:p>91233.03</text:p>
              </table:table-cell>
              <table:table-cell office:value-type="float" office:value="0.992030419748443">
                <text:p>0.992030419748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156.34">
                <text:p>62156.34</text:p>
              </table:table-cell>
              <table:table-cell office:value-type="float" office:value="0.958697086729353">
                <text:p>0.958697086729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346.621">
                <text:p>42346.621</text:p>
              </table:table-cell>
              <table:table-cell office:value-type="float" office:value="0.925363752403944">
                <text:p>0.925363752403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50.417">
                <text:p>28850.417</text:p>
              </table:table-cell>
              <table:table-cell office:value-type="float" office:value="0.892030418954088">
                <text:p>0.892030418954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55.56">
                <text:p>19655.56</text:p>
              </table:table-cell>
              <table:table-cell office:value-type="float" office:value="0.858697084334303">
                <text:p>0.858697084334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91.177">
                <text:p>13391.177</text:p>
              </table:table-cell>
              <table:table-cell office:value-type="float" office:value="0.825363750087099">
                <text:p>0.825363750087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23.303">
                <text:p>9123.303</text:p>
              </table:table-cell>
              <table:table-cell office:value-type="float" office:value="0.792030419748443">
                <text:p>0.792030419748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15.634">
                <text:p>6215.634</text:p>
              </table:table-cell>
              <table:table-cell office:value-type="float" office:value="0.758697086729353">
                <text:p>0.758697086729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34.662">
                <text:p>4234.662</text:p>
              </table:table-cell>
              <table:table-cell office:value-type="float" office:value="0.725363750352802">
                <text:p>0.725363750352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5.042">
                <text:p>2885.042</text:p>
              </table:table-cell>
              <table:table-cell office:value-type="float" office:value="0.692030427986078">
                <text:p>0.692030427986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5.556">
                <text:p>1965.556</text:p>
              </table:table-cell>
              <table:table-cell office:value-type="float" office:value="0.658697084334303">
                <text:p>0.658697084334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9.118">
                <text:p>1339.118</text:p>
              </table:table-cell>
              <table:table-cell office:value-type="float" office:value="0.625363769545931">
                <text:p>0.625363769545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2.33">
                <text:p>912.33</text:p>
              </table:table-cell>
              <table:table-cell office:value-type="float" office:value="0.592030391186777">
                <text:p>0.592030391186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1.563">
                <text:p>621.563</text:p>
              </table:table-cell>
              <table:table-cell office:value-type="float" office:value="0.558697030832288">
                <text:p>0.558697030832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3.466">
                <text:p>423.466</text:p>
              </table:table-cell>
              <table:table-cell office:value-type="float" office:value="0.525363709329969">
                <text:p>0.525363709329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.504">
                <text:p>288.504</text:p>
              </table:table-cell>
              <table:table-cell office:value-type="float" office:value="0.492030367772794">
                <text:p>0.492030367772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.556">
                <text:p>196.556</text:p>
              </table:table-cell>
              <table:table-cell office:value-type="float" office:value="0.458697261096111">
                <text:p>0.458697261096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912">
                <text:p>133.912</text:p>
              </table:table-cell>
              <table:table-cell office:value-type="float" office:value="0.425363899271364">
                <text:p>0.425363899271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233">
                <text:p>91.233</text:p>
              </table:table-cell>
              <table:table-cell office:value-type="float" office:value="0.392030391186777">
                <text:p>0.392030391186777</text:p>
              </table:table-cell>
            </table:table-row>
            <table:table-row>
              <table:table-cell office:value-type="string"/>
              <table:table-cell office:value-type="float" office:value="62.156">
                <text:p>62.156</text:p>
              </table:table-cell>
              <table:table-cell office:value-type="float" office:value="0.358696611603154">
                <text:p>0.358696611603154</text:p>
              </table:table-cell>
            </table:table-row>
            <table:table-row>
              <table:table-cell office:value-type="string"/>
              <table:table-cell office:value-type="float" office:value="42.347">
                <text:p>42.347</text:p>
              </table:table-cell>
              <table:table-cell office:value-type="float" office:value="0.325364529782956">
                <text:p>0.325364529782956</text:p>
              </table:table-cell>
            </table:table-row>
            <table:table-row>
              <table:table-cell office:value-type="string"/>
              <table:table-cell office:value-type="float" office:value="28.85">
                <text:p>28.85</text:p>
              </table:table-cell>
              <table:table-cell office:value-type="float" office:value="0.29202916349835">
                <text:p>0.29202916349835</text:p>
              </table:table-cell>
            </table:table-row>
            <table:table-row>
              <table:table-cell office:value-type="string"/>
              <table:table-cell office:value-type="float" office:value="19.656">
                <text:p>19.656</text:p>
              </table:table-cell>
              <table:table-cell office:value-type="float" office:value="0.258699028694405">
                <text:p>0.258699028694405</text:p>
              </table:table-cell>
            </table:table-row>
            <table:table-row>
              <table:table-cell office:value-type="string"/>
              <table:table-cell office:value-type="float" office:value="13.391">
                <text:p>13.391</text:p>
              </table:table-cell>
              <table:table-cell office:value-type="float" office:value="0.225362602008311">
                <text:p>0.225362602008311</text:p>
              </table:table-cell>
            </table:table-row>
            <table:table-row>
              <table:table-cell office:value-type="string"/>
              <table:table-cell office:value-type="float" office:value="9.123">
                <text:p>9.123</text:p>
              </table:table-cell>
              <table:table-cell office:value-type="float" office:value="0.192027534972759">
                <text:p>0.192027534972759</text:p>
              </table:table-cell>
            </table:table-row>
            <table:table-row>
              <table:table-cell office:value-type="string"/>
              <table:table-cell office:value-type="float" office:value="6.216">
                <text:p>6.216</text:p>
              </table:table-cell>
              <table:table-cell office:value-type="float" office:value="0.158702201158572">
                <text:p>0.158702201158572</text:p>
              </table:table-cell>
            </table:table-row>
            <table:table-row>
              <table:table-cell office:value-type="string"/>
              <table:table-cell office:value-type="float" office:value="4.235">
                <text:p>4.235</text:p>
              </table:table-cell>
              <table:table-cell office:value-type="float" office:value="0.125370682933345">
                <text:p>0.125370682933345</text:p>
              </table:table-cell>
            </table:table-row>
            <table:table-row>
              <table:table-cell office:value-type="string"/>
              <table:table-cell office:value-type="float" office:value="2.885">
                <text:p>2.885</text:p>
              </table:table-cell>
              <table:table-cell office:value-type="float" office:value="0.09202916349835">
                <text:p>0.09202916349835</text:p>
              </table:table-cell>
            </table:table-row>
            <table:table-row>
              <table:table-cell office:value-type="string"/>
              <table:table-cell office:value-type="float" office:value="1.966">
                <text:p>1.966</text:p>
              </table:table-cell>
              <table:table-cell office:value-type="float" office:value="0.0587167026992234">
                <text:p>0.0587167026992234</text:p>
              </table:table-cell>
            </table:table-row>
            <table:table-row>
              <table:table-cell office:value-type="string"/>
              <table:table-cell office:value-type="float" office:value="1.339">
                <text:p>1.339</text:p>
              </table:table-cell>
              <table:table-cell office:value-type="float" office:value="0.0253561154024018">
                <text:p>0.0253561154024018</text:p>
              </table:table-cell>
            </table:table-row>
            <table:table-row>
              <table:table-cell office:value-type="string"/>
              <table:table-cell office:value-type="float" office:value="0.912">
                <text:p>0.912</text:p>
              </table:table-cell>
              <table:table-cell office:value-type="float" office:value="-0.00800103233431676">
                <text:p>-0.00800103233431676</text:p>
              </table:table-cell>
            </table:table-row>
            <table:table-row>
              <table:table-cell office:value-type="string"/>
              <table:table-cell office:value-type="float" office:value="0.622">
                <text:p>0.622</text:p>
              </table:table-cell>
              <table:table-cell office:value-type="float" office:value="-0.0412419230618363">
                <text:p>-0.0412419230618363</text:p>
              </table:table-cell>
            </table:table-row>
            <table:table-row>
              <table:table-cell office:value-type="string"/>
              <table:table-cell office:value-type="float" office:value="0.423">
                <text:p>0.423</text:p>
              </table:table-cell>
              <table:table-cell office:value-type="float" office:value="-0.0747319265249915">
                <text:p>-0.0747319265249915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-0.10782043144869">
                <text:p>-0.10782043144869</text:p>
              </table:table-cell>
            </table:table-row>
            <table:table-row>
              <table:table-cell office:value-type="string"/>
              <table:table-cell office:value-type="float" office:value="0.197">
                <text:p>0.197</text:p>
              </table:table-cell>
              <table:table-cell office:value-type="float" office:value="-0.141106754767681">
                <text:p>-0.141106754767681</text:p>
              </table:table-cell>
            </table:table-row>
            <table:table-row>
              <table:table-cell office:value-type="string"/>
              <table:table-cell office:value-type="float" office:value="0.134">
                <text:p>0.134</text:p>
              </table:table-cell>
              <table:table-cell office:value-type="float" office:value="-0.174579040327038">
                <text:p>-0.174579040327038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-0.208191721535781">
                <text:p>-0.208191721535781</text:p>
              </table:table-cell>
            </table:table-row>
            <table:table-row>
              <table:table-cell office:value-type="string"/>
              <table:table-cell office:value-type="float" office:value="0.062">
                <text:p>0.062</text:p>
              </table:table-cell>
              <table:table-cell office:value-type="float" office:value="-0.241521662100349">
                <text:p>-0.241521662100349</text:p>
              </table:table-cell>
            </table:table-row>
            <table:table-row>
              <table:table-cell office:value-type="string"/>
              <table:table-cell office:value-type="float" office:value="0.042">
                <text:p>0.042</text:p>
              </table:table-cell>
              <table:table-cell office:value-type="float" office:value="-0.27535014192042">
                <text:p>-0.27535014192042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-0.307520400420209">
                <text:p>-0.30752040042020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0.339794000867204">
                <text:p>-0.339794000867204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-0.377211329538633">
                <text:p>-0.377211329538633</text:p>
              </table:table-cell>
            </table:table-row>
            <table:table-row>
              <table:table-cell office:value-type="string"/>
              <table:table-cell office:value-type="float" office:value="0.009">
                <text:p>0.009</text:p>
              </table:table-cell>
              <table:table-cell office:value-type="float" office:value="-0.409151498112135">
                <text:p>-0.409151498112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math xmlns="http://www.w3.org/1998/Math/MathML" display="block">
  <semantics>
    <mrow>
      <mi>I</mi>
      <mo stretchy="false">=</mo>
      <mrow>
        <msup>
          <mn>10</mn>
          <mfrac>
            <mi>b</mi>
            <mi>γ</mi>
          </mfrac>
        </msup>
        <mo stretchy="false">⋅</mo>
        <msubsup>
          <mi>R</mi>
          <mi mathvariant="italic">LDR</mi>
          <mfrac>
            <mrow>
              <mo stretchy="false">−</mo>
              <mn>1</mn>
            </mrow>
            <mi>γ</mi>
          </mfrac>
        </msubsup>
      </mrow>
    </mrow>
    <annotation encoding="StarMath 5.0">I = 10^{ {b} over { %gamma } } cdot R_LDR^{ { -1 } over { %gamma } }</annotation>
  </semantics>
</math>
</file>